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076cm"/>
    </style:style>
    <style:style style:name="co16" style:family="table-column">
      <style:table-column-properties fo:break-before="auto" style:column-width="4.057cm"/>
    </style:style>
    <style:style style:name="co17" style:family="table-column">
      <style:table-column-properties fo:break-before="auto" style:column-width="3.304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2.976cm"/>
    </style:style>
    <style:style style:name="co20" style:family="table-column">
      <style:table-column-properties fo:break-before="auto" style:column-width="2.531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2.614cm"/>
    </style:style>
    <style:style style:name="co23" style:family="table-column">
      <style:table-column-properties fo:break-before="auto" style:column-width="3.785cm"/>
    </style:style>
    <style:style style:name="co24" style:family="table-column">
      <style:table-column-properties fo:break-before="auto" style:column-width="1.143cm"/>
    </style:style>
    <style:style style:name="co25" style:family="table-column">
      <style:table-column-properties fo:break-before="auto" style:column-width="1.96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1.478cm"/>
    </style:style>
    <style:style style:name="co30" style:family="table-column">
      <style:table-column-properties fo:break-before="auto" style:column-width="1.796cm"/>
    </style:style>
    <style:style style:name="co31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11" table:default-cell-style-name="ce4"/>
        <table:table-column table:style-name="co7" table:default-cell-style-name="ce4"/>
        <table:table-column table:style-name="co12" table:default-cell-style-name="ce4"/>
        <table:table-column table:style-name="co8" table:number-columns-repeated="1008" table:default-cell-style-name="ce4"/>
        <table:table-row table:style-name="ro1">
          <table:table-cell table:number-columns-repeated="11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9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4];[.D4];[.F4];[.H4];[.J4];[.L4])/SUM([.C4];[.E4];[.G4];[.I4];[.K4];[.M4]))" office:value-type="float" office:value="5.64878048780488" calcext:value-type="float">
            <text:p>5.64878048780488</text:p>
          </table:table-cell>
          <table:table-cell table:formula="of:=(SUM([.B4];[.D4];[.F4];[.H4];[.J4];[.L3])/SUM([.C4];[.E4];[.G4];[.I4];[.K4];[.M3]))" office:value-type="float" office:value="0.177029360967185" calcext:value-type="float">
            <text:p>0.177029360967185</text:p>
          </table:table-cell>
          <table:table-cell/>
          <table:table-cell table:formula="of:=[.O4]/[.P4]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5];[.D5];[.F5];[.H5];[.J5];[.L5])/SUM([.C5];[.E5];[.G5];[.I5];[.K5];[.M5]))" office:value-type="float" office:value="42.1267605633803" calcext:value-type="float">
            <text:p>42.1267605633803</text:p>
          </table:table-cell>
          <table:table-cell table:formula="of:=(SUM([.B5];[.D5];[.F5];[.H5];[.J5];[.L4])/SUM([.C5];[.E5];[.G5];[.I5];[.K5];[.M4]))" office:value-type="float" office:value="0.0237378803075894" calcext:value-type="float">
            <text:p>0.0237378803075894</text:p>
          </table:table-cell>
          <table:table-cell office:value-type="float" office:value="11" calcext:value-type="float">
            <text:p>11</text:p>
          </table:table-cell>
          <table:table-cell table:formula="of:=[.O5]/[.P5]" office:value-type="float" office:value="0.00215798911887177" calcext:value-type="float">
            <text:p>0.00215798911887177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6];[.D6];[.F6];[.H6];[.J6];[.L6])/SUM([.C6];[.E6];[.G6];[.I6];[.K6];[.M6]))" office:value-type="float" office:value="84.2535211267606" calcext:value-type="float">
            <text:p>84.2535211267606</text:p>
          </table:table-cell>
          <table:table-cell table:formula="of:=(SUM([.B6];[.D6];[.F6];[.H6];[.J6];[.L5])/SUM([.C6];[.E6];[.G6];[.I6];[.K6];[.M5]))" office:value-type="float" office:value="0.0118689401537947" calcext:value-type="float">
            <text:p>0.0118689401537947</text:p>
          </table:table-cell>
          <table:table-cell office:value-type="float" office:value="6" calcext:value-type="float">
            <text:p>6</text:p>
          </table:table-cell>
          <table:table-cell table:formula="of:=[.O6]/[.P6]" office:value-type="float" office:value="0.00197815669229912" calcext:value-type="float">
            <text:p>0.00197815669229912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7];[.D7];[.F7];[.H7];[.J7];[.L7])/SUM([.C7];[.E7];[.G7];[.I7];[.K7];[.M7]))" office:value-type="float" office:value="166.166666666667" calcext:value-type="float">
            <text:p>166.166666666667</text:p>
          </table:table-cell>
          <table:table-cell table:formula="of:=(SUM([.B7];[.D7];[.F7];[.H7];[.J7];[.L6])/SUM([.C7];[.E7];[.G7];[.I7];[.K7];[.M6]))" office:value-type="float" office:value="0.00601805416248746" calcext:value-type="float">
            <text:p>0.00601805416248746</text:p>
          </table:table-cell>
          <table:table-cell office:value-type="float" office:value="4" calcext:value-type="float">
            <text:p>4</text:p>
          </table:table-cell>
          <table:table-cell table:formula="of:=[.O7]/[.P7]" office:value-type="float" office:value="0.00150451354062187" calcext:value-type="float">
            <text:p>0.00150451354062187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8];[.D8];[.F8];[.H8];[.J8];[.L8])/SUM([.C8];[.E8];[.G8];[.I8];[.K8];[.M8]))" office:value-type="float" office:value="67.9772727272727" calcext:value-type="float">
            <text:p>67.9772727272727</text:p>
          </table:table-cell>
          <table:table-cell table:formula="of:=(SUM([.B8];[.D8];[.F8];[.H8];[.J8];[.L7])/SUM([.C8];[.E8];[.G8];[.I8];[.K8];[.M7]))" office:value-type="float" office:value="0.0147107990638582" calcext:value-type="float">
            <text:p>0.0147107990638582</text:p>
          </table:table-cell>
          <table:table-cell office:value-type="float" office:value="8" calcext:value-type="float">
            <text:p>8</text:p>
          </table:table-cell>
          <table:table-cell table:formula="of:=[.O8]/[.P8]" office:value-type="float" office:value="0.00183884988298228" calcext:value-type="float">
            <text:p>0.00183884988298228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9];[.D9];[.F9];[.H9];[.J9];[.L9])/SUM([.C9];[.E9];[.G9];[.I9];[.K9];[.M9]))" office:value-type="float" office:value="139.116279069767" calcext:value-type="float">
            <text:p>139.116279069767</text:p>
          </table:table-cell>
          <table:table-cell table:formula="of:=(SUM([.B9];[.D9];[.F9];[.H9];[.J9];[.L8])/SUM([.C9];[.E9];[.G9];[.I9];[.K9];[.M8]))" office:value-type="float" office:value="0.00718823136074891" calcext:value-type="float">
            <text:p>0.00718823136074891</text:p>
          </table:table-cell>
          <table:table-cell office:value-type="float" office:value="6" calcext:value-type="float">
            <text:p>6</text:p>
          </table:table-cell>
          <table:table-cell table:formula="of:=[.O9]/[.P9]" office:value-type="float" office:value="0.00119803856012482" calcext:value-type="float">
            <text:p>0.00119803856012482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10];[.D10];[.F10];[.H10];[.J10];[.L10])/SUM([.C10];[.E10];[.G10];[.I10];[.K10];[.M10]))" office:value-type="float" office:value="7.36699507389163" calcext:value-type="float">
            <text:p>7.36699507389163</text:p>
          </table:table-cell>
          <table:table-cell table:formula="of:=(SUM([.B10];[.D10];[.F10];[.H10];[.J10];[.L9])/SUM([.C10];[.E10];[.G10];[.I10];[.K10];[.M9]))" office:value-type="float" office:value="0.135740554998328" calcext:value-type="float">
            <text:p>0.135740554998328</text:p>
          </table:table-cell>
          <table:table-cell office:value-type="float" office:value="20" calcext:value-type="float">
            <text:p>20</text:p>
          </table:table-cell>
          <table:table-cell table:formula="of:=[.O10]/[.P10]" office:value-type="float" office:value="0.00678702774991642" calcext:value-type="float">
            <text:p>0.00678702774991642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11];[.D11];[.F11];[.H11];[.J11];[.L11])/SUM([.C11];[.E11];[.G11];[.I11];[.K11];[.M11]))" office:value-type="float" office:value="77.6883116883117" calcext:value-type="float">
            <text:p>77.6883116883117</text:p>
          </table:table-cell>
          <table:table-cell table:formula="of:=(SUM([.B11];[.D11];[.F11];[.H11];[.J11];[.L10])/SUM([.C11];[.E11];[.G11];[.I11];[.K11];[.M10]))" office:value-type="float" office:value="0.012871949180876" calcext:value-type="float">
            <text:p>0.012871949180876</text:p>
          </table:table-cell>
          <table:table-cell office:value-type="float" office:value="3" calcext:value-type="float">
            <text:p>3</text:p>
          </table:table-cell>
          <table:table-cell table:formula="of:=[.O11]/[.P11]" office:value-type="float" office:value="0.00429064972695865" calcext:value-type="float">
            <text:p>0.004290649726958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12];[.D12];[.F12];[.H12];[.J12];[.L12])/SUM([.C12];[.E12];[.G12];[.I12];[.K12];[.M12]))" office:value-type="float" office:value="67.9772727272727" calcext:value-type="float">
            <text:p>67.9772727272727</text:p>
          </table:table-cell>
          <table:table-cell table:formula="of:=(SUM([.B12];[.D12];[.F12];[.H12];[.J12];[.L11])/SUM([.C12];[.E12];[.G12];[.I12];[.K12];[.M11]))" office:value-type="float" office:value="0.0147107990638582" calcext:value-type="float">
            <text:p>0.0147107990638582</text:p>
          </table:table-cell>
          <table:table-cell office:value-type="float" office:value="4" calcext:value-type="float">
            <text:p>4</text:p>
          </table:table-cell>
          <table:table-cell table:formula="of:=[.O12]/[.P12]" office:value-type="float" office:value="0.00367769976596456" calcext:value-type="float">
            <text:p>0.00367769976596456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13];[.D13];[.F13];[.H13];[.J13];[.L13])/SUM([.C13];[.E13];[.G13];[.I13];[.K13];[.M13]))" office:value-type="float" office:value="18.7523510971787" calcext:value-type="float">
            <text:p>18.7523510971787</text:p>
          </table:table-cell>
          <table:table-cell table:formula="of:=(SUM([.B13];[.D13];[.F13];[.H13];[.J13];[.L12])/SUM([.C13];[.E13];[.G13];[.I13];[.K13];[.M12]))" office:value-type="float" office:value="0.0533266466064861" calcext:value-type="float">
            <text:p>0.0533266466064861</text:p>
          </table:table-cell>
          <table:table-cell office:value-type="float" office:value="12" calcext:value-type="float">
            <text:p>12</text:p>
          </table:table-cell>
          <table:table-cell table:formula="of:=[.O13]/[.P13]" office:value-type="float" office:value="0.00444388721720718" calcext:value-type="float">
            <text:p>0.004443887217207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14];[.D14];[.F14];[.H14];[.J14];[.L14])/SUM([.C14];[.E14];[.G14];[.I14];[.K14];[.M14]))" office:value-type="float" office:value="112.867924528302" calcext:value-type="float">
            <text:p>112.867924528302</text:p>
          </table:table-cell>
          <table:table-cell table:formula="of:=(SUM([.B14];[.D14];[.F14];[.H14];[.J14];[.L13])/SUM([.C14];[.E14];[.G14];[.I14];[.K14];[.M13]))" office:value-type="float" office:value="0.00885991307255099" calcext:value-type="float">
            <text:p>0.00885991307255099</text:p>
          </table:table-cell>
          <table:table-cell office:value-type="float" office:value="6" calcext:value-type="float">
            <text:p>6</text:p>
          </table:table-cell>
          <table:table-cell table:formula="of:=[.O14]/[.P14]" office:value-type="float" office:value="0.0014766521787585" calcext:value-type="float">
            <text:p>0.00147665217875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15];[.D15];[.F15];[.H15];[.J15];[.L15])/SUM([.C15];[.E15];[.G15];[.I15];[.K15];[.M15]))" office:value-type="float" office:value="186.9375" calcext:value-type="float">
            <text:p>186.9375</text:p>
          </table:table-cell>
          <table:table-cell table:formula="of:=(SUM([.B15];[.D15];[.F15];[.H15];[.J15];[.L14])/SUM([.C15];[.E15];[.G15];[.I15];[.K15];[.M14]))" office:value-type="float" office:value="0.00534938147776663" calcext:value-type="float">
            <text:p>0.00534938147776663</text:p>
          </table:table-cell>
          <table:table-cell office:value-type="float" office:value="5" calcext:value-type="float">
            <text:p>5</text:p>
          </table:table-cell>
          <table:table-cell table:formula="of:=[.O15]/[.P15]" office:value-type="float" office:value="0.00106987629555333" calcext:value-type="float">
            <text:p>0.001069876295553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Default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16];[.D16];[.F16];[.H16];[.J16];[.L16])/SUM([.C16];[.E16];[.G16];[.I16];[.K16];[.M16]))" office:value-type="float" office:value="181.272727272727" calcext:value-type="float">
            <text:p>181.272727272727</text:p>
          </table:table-cell>
          <table:table-cell table:formula="of:=(SUM([.B16];[.D16];[.F16];[.H16];[.J16];[.L15])/SUM([.C16];[.E16];[.G16];[.I16];[.K16];[.M15]))" office:value-type="float" office:value="0.00551654964894684" calcext:value-type="float">
            <text:p>0.00551654964894684</text:p>
          </table:table-cell>
          <table:table-cell office:value-type="float" office:value="5" calcext:value-type="float">
            <text:p>5</text:p>
          </table:table-cell>
          <table:table-cell table:formula="of:=[.O16]/[.P16]" office:value-type="float" office:value="0.00110330992978937" calcext:value-type="float">
            <text:p>0.001103309929789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17];[.D17];[.F17];[.H17];[.J17];[.L17])/SUM([.C17];[.E17];[.G17];[.I17];[.K17];[.M17]))" office:value-type="float" office:value="221.555555555556" calcext:value-type="float">
            <text:p>221.555555555556</text:p>
          </table:table-cell>
          <table:table-cell table:formula="of:=(SUM([.B17];[.D17];[.F17];[.H17];[.J17];[.L16])/SUM([.C17];[.E17];[.G17];[.I17];[.K17];[.M16]))" office:value-type="float" office:value="0.0045135406218656" calcext:value-type="float">
            <text:p>0.0045135406218656</text:p>
          </table:table-cell>
          <table:table-cell office:value-type="float" office:value="2" calcext:value-type="float">
            <text:p>2</text:p>
          </table:table-cell>
          <table:table-cell table:formula="of:=[.O17]/[.P17]" office:value-type="float" office:value="0.0022567703109328" calcext:value-type="float">
            <text:p>0.0022567703109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 table:number-columns-repeated="3"/>
          <table:table-cell table:style-name="Default" table:number-columns-repeated="2"/>
          <table:table-cell/>
          <table:table-cell table:formula="of:=SUM([.O4:.O12])" office:value-type="float" office:value="0.403876569258726" calcext:value-type="float">
            <text:p>0.403876569258726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2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9"/>
          <table:table-cell table:number-columns-repeated="4"/>
          <table:table-cell table:formula="of:=1/(SUM([.B22];[.D22];[.F22];[.H22])/SUM([.C22];[.E22];[.G22];[.I22]))" office:value-type="string" office:string-value="" calcext:value-type="error">
            <text:p>#DIV/0!</text:p>
          </table:table-cell>
          <table:table-cell table:formula="of:=(SUM([.B22];[.D22];[.F22];[.H22])/SUM([.C22];[.E22];[.G22];[.I22]))" office:value-type="string" office:string-value="" calcext:value-type="error">
            <text:p>#DIV/0!</text:p>
          </table:table-cell>
          <table:table-cell/>
          <table:table-cell table:formula="of:=[.K22]/[.L22]" office:value-type="string" office:string-value="" calcext:value-type="error">
            <text:p>#DIV/0!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9"/>
          <table:table-cell table:number-columns-repeated="4"/>
          <table:table-cell table:formula="of:=1/(SUM([.B23];[.D23];[.F23];[.H23])/SUM([.C23];[.E23];[.G23];[.I23]))" office:value-type="float" office:value="44.4" calcext:value-type="float">
            <text:p>44.4</text:p>
          </table:table-cell>
          <table:table-cell table:formula="of:=(SUM([.B23];[.D23];[.F23];[.H23])/SUM([.C23];[.E23];[.G23];[.I23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23]/[.L23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9"/>
          <table:table-cell table:number-columns-repeated="4"/>
          <table:table-cell table:formula="of:=1/(SUM([.B24];[.D24];[.F24];[.H24])/SUM([.C24];[.E24];[.G24];[.I24]))" office:value-type="float" office:value="63.4285714285714" calcext:value-type="float">
            <text:p>63.4285714285714</text:p>
          </table:table-cell>
          <table:table-cell table:formula="of:=(SUM([.B24];[.D24];[.F24];[.H24])/SUM([.C24];[.E24];[.G24];[.I24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24]/[.L24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720" calcext:value-type="float">
            <text:p>720</text:p>
          </table:table-cell>
          <table:table-cell table:number-columns-repeated="4"/>
          <table:table-cell table:formula="of:=1/(SUM([.B25];[.D25];[.F25];[.H25])/SUM([.C25];[.E25];[.G25];[.I25]))" office:value-type="float" office:value="136.8" calcext:value-type="float">
            <text:p>136.8</text:p>
          </table:table-cell>
          <table:table-cell table:formula="of:=(SUM([.B25];[.D25];[.F25];[.H25])/SUM([.C25];[.E25];[.G25];[.I25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25]/[.L25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720" calcext:value-type="float">
            <text:p>720</text:p>
          </table:table-cell>
          <table:table-cell table:number-columns-repeated="4"/>
          <table:table-cell table:formula="of:=1/(SUM([.B26];[.D26];[.F26];[.H26])/SUM([.C26];[.E26];[.G26];[.I26]))" office:value-type="float" office:value="97.7142857142857" calcext:value-type="float">
            <text:p>97.7142857142857</text:p>
          </table:table-cell>
          <table:table-cell table:formula="of:=(SUM([.B26];[.D26];[.F26];[.H26])/SUM([.C26];[.E26];[.G26];[.I26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26]/[.L26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720" calcext:value-type="float">
            <text:p>720</text:p>
          </table:table-cell>
          <table:table-cell table:number-columns-repeated="4"/>
          <table:table-cell table:formula="of:=1/(SUM([.B27];[.D27];[.F27];[.H27])/SUM([.C27];[.E27];[.G27];[.I27]))" office:value-type="float" office:value="120.705882352941" calcext:value-type="float">
            <text:p>120.705882352941</text:p>
          </table:table-cell>
          <table:table-cell table:formula="of:=(SUM([.B27];[.D27];[.F27];[.H27])/SUM([.C27];[.E27];[.G27];[.I27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27]/[.L27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9" office:value-type="float" office:value="720" calcext:value-type="float">
            <text:p>720</text:p>
          </table:table-cell>
          <table:table-cell table:number-columns-repeated="4"/>
          <table:table-cell table:formula="of:=1/(SUM([.B28];[.D28];[.F28];[.H28])/SUM([.C28];[.E28];[.G28];[.I28]))" office:value-type="float" office:value="7.6" calcext:value-type="float">
            <text:p>7.6</text:p>
          </table:table-cell>
          <table:table-cell table:formula="of:=(SUM([.B28];[.D28];[.F28];[.H28])/SUM([.C28];[.E28];[.G28];[.I28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28]/[.L28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720" calcext:value-type="float">
            <text:p>720</text:p>
          </table:table-cell>
          <table:table-cell table:number-columns-repeated="4"/>
          <table:table-cell table:formula="of:=1/(SUM([.B29];[.D29];[.F29];[.H29])/SUM([.C29];[.E29];[.G29];[.I29]))" office:value-type="float" office:value="128.25" calcext:value-type="float">
            <text:p>128.25</text:p>
          </table:table-cell>
          <table:table-cell table:formula="of:=(SUM([.B29];[.D29];[.F29];[.H29])/SUM([.C29];[.E29];[.G29];[.I29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29]/[.L29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720" calcext:value-type="float">
            <text:p>720</text:p>
          </table:table-cell>
          <table:table-cell table:number-columns-repeated="4"/>
          <table:table-cell table:formula="of:=1/(SUM([.B30];[.D30];[.F30];[.H30])/SUM([.C30];[.E30];[.G30];[.I30]))" office:value-type="float" office:value="64.125" calcext:value-type="float">
            <text:p>64.125</text:p>
          </table:table-cell>
          <table:table-cell table:formula="of:=(SUM([.B30];[.D30];[.F30];[.H30])/SUM([.C30];[.E30];[.G30];[.I30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30]/[.L30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Default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9"/>
          <table:table-cell table:number-columns-repeated="4"/>
          <table:table-cell table:formula="of:=1/(SUM([.B31];[.D31];[.F31];[.H31])/SUM([.C31];[.E31];[.G31];[.I31]))" office:value-type="float" office:value="11.787610619469" calcext:value-type="float">
            <text:p>11.787610619469</text:p>
          </table:table-cell>
          <table:table-cell table:formula="of:=(SUM([.B31];[.D31];[.F31];[.H31])/SUM([.C31];[.E31];[.G31];[.I31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31]/[.L31]" office:value-type="float" office:value="0.00706956956956957" calcext:value-type="float">
            <text:p>0.00706956956956957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9"/>
          <table:table-cell table:number-columns-repeated="4"/>
          <table:table-cell table:formula="of:=1/(SUM([.B32];[.D32];[.F32];[.H32])/SUM([.C32];[.E32];[.G32];[.I32]))" office:value-type="float" office:value="102.461538461538" calcext:value-type="float">
            <text:p>102.461538461538</text:p>
          </table:table-cell>
          <table:table-cell table:formula="of:=(SUM([.B32];[.D32];[.F32];[.H32])/SUM([.C32];[.E32];[.G32];[.I32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32]/[.L32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9"/>
          <table:table-cell table:number-columns-repeated="4"/>
          <table:table-cell table:formula="of:=1/(SUM([.B33];[.D33];[.F33];[.H33])/SUM([.C33];[.E33];[.G33];[.I33]))" office:value-type="float" office:value="102.461538461538" calcext:value-type="float">
            <text:p>102.461538461538</text:p>
          </table:table-cell>
          <table:table-cell table:formula="of:=(SUM([.B33];[.D33];[.F33];[.H33])/SUM([.C33];[.E33];[.G33];[.I33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33]/[.L33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9"/>
          <table:table-cell table:number-columns-repeated="4"/>
          <table:table-cell table:formula="of:=1/(SUM([.B34];[.D34];[.F34];[.H34])/SUM([.C34];[.E34];[.G34];[.I34]))" office:value-type="float" office:value="133.2" calcext:value-type="float">
            <text:p>133.2</text:p>
          </table:table-cell>
          <table:table-cell table:formula="of:=(SUM([.B34];[.D34];[.F34];[.H34])/SUM([.C34];[.E34];[.G34];[.I34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34]/[.L34]" office:value-type="float" office:value="0.0015015015015015" calcext:value-type="float">
            <text:p>0.0015015015015015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9"/>
          <table:table-cell table:number-columns-repeated="4"/>
          <table:table-cell table:formula="of:=1/(SUM([.B35];[.D35];[.F35];[.H35])/SUM([.C35];[.E35];[.G35];[.I35]))" office:value-type="float" office:value="102.461538461538" calcext:value-type="float">
            <text:p>102.461538461538</text:p>
          </table:table-cell>
          <table:table-cell table:formula="of:=(SUM([.B35];[.D35];[.F35];[.H35])/SUM([.C35];[.E35];[.G35];[.I35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35]/[.L35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22:.K30])" office:value-type="string" office:string-value="" calcext:value-type="error">
            <text:p>#DIV/0!</text:p>
          </table:table-cell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12"/>
          <table:table-cell table:style-name="Default"/>
          <table:table-cell table:number-columns-repeated="2"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9" office:value-type="float" office:value="5061" calcext:value-type="float">
            <text:p>5061</text:p>
          </table:table-cell>
          <table:table-cell table:number-columns-repeated="4"/>
          <table:table-cell table:formula="of:=1/(SUM([.B39];[.D39];[.F39];[.H39])/SUM([.C39];[.E39];[.G39];[.I39]))" office:value-type="float" office:value="5.46448087431694" calcext:value-type="float">
            <text:p>5.46448087431694</text:p>
          </table:table-cell>
          <table:table-cell table:formula="of:=(SUM([.B39];[.D39];[.F39];[.H39])/SUM([.C39];[.E39];[.G39];[.I39]))" office:value-type="float" office:value="0.183" calcext:value-type="float">
            <text:p>0.183</text:p>
          </table:table-cell>
          <table:table-cell office:value-type="float" office:value="13" calcext:value-type="float">
            <text:p>13</text:p>
          </table:table-cell>
          <table:table-cell table:formula="of:=[.K39]/[.L39]" office:value-type="float" office:value="0.0140769230769231" calcext:value-type="float">
            <text:p>0.0140769230769231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40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9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formula="of:=1/(SUM([.B40];[.D40];[.F40];[.H40])/SUM([.C40];[.E40];[.G40];[.I40]))" office:value-type="float" office:value="61.1729094444914" calcext:value-type="float">
            <text:p>61.1729094444914</text:p>
          </table:table-cell>
          <table:table-cell table:formula="of:=(SUM([.B40];[.D40];[.F40];[.H40])/SUM([.C40];[.E40];[.G40];[.I40]))" office:value-type="float" office:value="0.0163471054275652" calcext:value-type="float">
            <text:p>0.0163471054275652</text:p>
          </table:table-cell>
          <table:table-cell office:value-type="float" office:value="8" calcext:value-type="float">
            <text:p>8</text:p>
          </table:table-cell>
          <table:table-cell table:formula="of:=[.K40]/[.L40]" office:value-type="float" office:value="0.00204338817844565" calcext:value-type="float">
            <text:p>0.00204338817844565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40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9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formula="of:=1/(SUM([.B41];[.D41];[.F41];[.H41])/SUM([.C41];[.E41];[.G41];[.I41]))" office:value-type="float" office:value="69.5172413793104" calcext:value-type="float">
            <text:p>69.5172413793104</text:p>
          </table:table-cell>
          <table:table-cell table:formula="of:=(SUM([.B41];[.D41];[.F41];[.H41])/SUM([.C41];[.E41];[.G41];[.I41]))" office:value-type="float" office:value="0.0143849206349206" calcext:value-type="float">
            <text:p>0.0143849206349206</text:p>
          </table:table-cell>
          <table:table-cell office:value-type="float" office:value="7" calcext:value-type="float">
            <text:p>7</text:p>
          </table:table-cell>
          <table:table-cell table:formula="of:=[.K41]/[.L41]" office:value-type="float" office:value="0.00205498866213152" calcext:value-type="float">
            <text:p>0.00205498866213152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40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formula="of:=1/(SUM([.B42];[.D42];[.F42];[.H42])/SUM([.C42];[.E42];[.G42];[.I42]))" office:value-type="float" office:value="131.994069125366" calcext:value-type="float">
            <text:p>131.994069125366</text:p>
          </table:table-cell>
          <table:table-cell table:formula="of:=(SUM([.B42];[.D42];[.F42];[.H42])/SUM([.C42];[.E42];[.G42];[.I42]))" office:value-type="float" office:value="0.00757609797641901" calcext:value-type="float">
            <text:p>0.00757609797641901</text:p>
          </table:table-cell>
          <table:table-cell office:value-type="float" office:value="5" calcext:value-type="float">
            <text:p>5</text:p>
          </table:table-cell>
          <table:table-cell table:formula="of:=[.K42]/[.L42]" office:value-type="float" office:value="0.0015152195952838" calcext:value-type="float">
            <text:p>0.0015152195952838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40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43];[.D43];[.F43];[.H43])/SUM([.C43];[.E43];[.G43];[.I43]))" office:value-type="float" office:value="124.836226728696" calcext:value-type="float">
            <text:p>124.836226728696</text:p>
          </table:table-cell>
          <table:table-cell table:formula="of:=(SUM([.B43];[.D43];[.F43];[.H43])/SUM([.C43];[.E43];[.G43];[.I43]))" office:value-type="float" office:value="0.00801049524008188" calcext:value-type="float">
            <text:p>0.00801049524008188</text:p>
          </table:table-cell>
          <table:table-cell office:value-type="float" office:value="11" calcext:value-type="float">
            <text:p>11</text:p>
          </table:table-cell>
          <table:table-cell table:formula="of:=[.K43]/[.L43]" office:value-type="float" office:value="0.000728226840007444" calcext:value-type="float">
            <text:p>0.000728226840007444</text:p>
          </table: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40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formula="of:=1/(SUM([.B44];[.D44];[.F44];[.H44])/SUM([.C44];[.E44];[.G44];[.I44]))" office:value-type="float" office:value="271.744502532238" calcext:value-type="float">
            <text:p>271.744502532238</text:p>
          </table:table-cell>
          <table:table-cell table:formula="of:=(SUM([.B44];[.D44];[.F44];[.H44])/SUM([.C44];[.E44];[.G44];[.I44]))" office:value-type="float" office:value="0.00367992725034563" calcext:value-type="float">
            <text:p>0.00367992725034563</text:p>
          </table:table-cell>
          <table:table-cell office:value-type="float" office:value="4" calcext:value-type="float">
            <text:p>4</text:p>
          </table:table-cell>
          <table:table-cell table:formula="of:=[.K44]/[.L44]" office:value-type="float" office:value="0.000919981812586406" calcext:value-type="float">
            <text:p>0.0009199818125864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([.C40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45];[.D45];[.F45];[.H45])/SUM([.C45];[.E45];[.G45];[.I45]))" office:value-type="float" office:value="123.685960361132" calcext:value-type="float">
            <text:p>123.685960361132</text:p>
          </table:table-cell>
          <table:table-cell table:formula="of:=(SUM([.B45];[.D45];[.F45];[.H45])/SUM([.C45];[.E45];[.G45];[.I45]))" office:value-type="float" office:value="0.00808499199974073" calcext:value-type="float">
            <text:p>0.00808499199974073</text:p>
          </table:table-cell>
          <table:table-cell office:value-type="float" office:value="5" calcext:value-type="float">
            <text:p>5</text:p>
          </table:table-cell>
          <table:table-cell table:formula="of:=[.K45]/[.L45]" office:value-type="float" office:value="0.00161699839994815" calcext:value-type="float">
            <text:p>0.001616998399948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formula="of:=1/(SUM([.B46];[.D46];[.F46];[.H46])/SUM([.C46];[.E46];[.G46];[.I46]))" office:value-type="float" office:value="7.9372827177489" calcext:value-type="float">
            <text:p>7.9372827177489</text:p>
          </table:table-cell>
          <table:table-cell table:formula="of:=(SUM([.B46];[.D46];[.F46];[.H46])/SUM([.C46];[.E46];[.G46];[.I46]))" office:value-type="float" office:value="0.125987700773699" calcext:value-type="float">
            <text:p>0.125987700773699</text:p>
          </table:table-cell>
          <table:table-cell office:value-type="float" office:value="19" calcext:value-type="float">
            <text:p>19</text:p>
          </table:table-cell>
          <table:table-cell table:formula="of:=[.K46]/[.L46]" office:value-type="float" office:value="0.00663093161966836" calcext:value-type="float">
            <text:p>0.006630931619668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table:formula="of:=([.C40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formula="of:=1/(SUM([.B47];[.D47];[.F47];[.H47])/SUM([.C47];[.E47];[.G47];[.I47]))" office:value-type="float" office:value="28.8227715877437" calcext:value-type="float">
            <text:p>28.8227715877437</text:p>
          </table:table-cell>
          <table:table-cell table:formula="of:=(SUM([.B47];[.D47];[.F47];[.H47])/SUM([.C47];[.E47];[.G47];[.I47]))" office:value-type="float" office:value="0.0346947897413595" calcext:value-type="float">
            <text:p>0.0346947897413595</text:p>
          </table:table-cell>
          <table:table-cell office:value-type="float" office:value="8" calcext:value-type="float">
            <text:p>8</text:p>
          </table:table-cell>
          <table:table-cell table:formula="of:=[.K47]/[.L47]" office:value-type="float" office:value="0.00433684871766994" calcext:value-type="float">
            <text:p>0.00433684871766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 table:number-columns-repeated="2"/>
          <table:table-cell table:formula="of:=SUM([.K39:.K47])" office:value-type="float" office:value="0.401766029044132" calcext:value-type="float">
            <text:p>0.40176602904413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Group 1</text:p>
          </table:table-cell>
          <table:table-cell table:style-name="ce7" table:formula="of:=SUM([.B53:.B58])" office:value-type="float" office:value="845.228601807549" calcext:value-type="float">
            <text:p>845.22860180754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53:.D58])" office:value-type="float" office:value="497" calcext:value-type="float">
            <text:p>497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53:.F58])" office:value-type="float" office:value="128" calcext:value-type="float">
            <text:p>128</text:p>
          </table:table-cell>
          <table:table-cell table:style-name="ce7" office:value-type="float" office:value="778" calcext:value-type="float">
            <text:p>778</text:p>
          </table:table-cell>
          <table:table-cell table:style-name="ce15" table:formula="of:=SUM([.H53:.H58])" office:value-type="float" office:value="78" calcext:value-type="float">
            <text:p>78</text:p>
          </table:table-cell>
          <table:table-cell table:style-name="ce7" office:value-type="float" office:value="541" calcext:value-type="float">
            <text:p>541</text:p>
          </table:table-cell>
          <table:table-cell table:style-name="ce7" table:formula="of:=1/(SUM(;[.B52];[.D52];[.F52];[.H52])/SUM([.C52];[.E52];[.G52];[.I52]))" office:value-type="float" office:value="6.26780824787156" calcext:value-type="float">
            <text:p>6.26780824787156</text:p>
          </table:table-cell>
          <table:table-cell/>
          <table:table-cell table:style-name="ce7"/>
          <table:table-cell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53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53];[.D53];[.F53];[.H53])/SUM([.C53];[.E53];[.G53];[.I53]))" office:value-type="float" office:value="34.4520710059172" calcext:value-type="float">
            <text:p>34.4520710059172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54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54];[.D54];[.F54];[.H54])/SUM([.C54];[.E54];[.G54];[.I54]))" office:value-type="float" office:value="36.2745808790213" calcext:value-type="float">
            <text:p>36.2745808790213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55];[.D55];[.F55];[.H55])/SUM([.C55];[.E55];[.G55];[.I55]))" office:value-type="float" office:value="37.3390337751176" calcext:value-type="float">
            <text:p>37.3390337751176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56];[.D56];[.F56];[.H56])/SUM([.C56];[.E56];[.G56];[.I56]))" office:value-type="float" office:value="38.1178416373785" calcext:value-type="float">
            <text:p>38.1178416373785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57];[.D57];[.F57];[.H57])/SUM([.C57];[.E57];[.G57];[.I57]))" office:value-type="float" office:value="39.5147878268324" calcext:value-type="float">
            <text:p>39.5147878268324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58];[.D58];[.F58];[.H58])/SUM([.C58];[.E58];[.G58];[.I58]))" office:value-type="float" office:value="40.602510460251" calcext:value-type="float">
            <text:p>40.602510460251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Default"/>
          <table:table-cell/>
          <table:table-cell table:style-name="ce16"/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style-name="ce7" office:value-type="string" calcext:value-type="string">
            <text:p>Group 2</text:p>
          </table:table-cell>
          <table:table-cell table:style-name="ce7" table:formula="of:=SUM([.B61:.B65])" office:value-type="float" office:value="521.968945551607" calcext:value-type="float">
            <text:p>521.968945551607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61:.D65])" office:value-type="float" office:value="385" calcext:value-type="float">
            <text:p>385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61:.F65])" office:value-type="float" office:value="70" calcext:value-type="float">
            <text:p>70</text:p>
          </table:table-cell>
          <table:table-cell table:style-name="ce7" office:value-type="float" office:value="778" calcext:value-type="float">
            <text:p>778</text:p>
          </table:table-cell>
          <table:table-cell table:style-name="ce15" table:formula="of:=SUM([.H61:.H65])" office:value-type="float" office:value="64" calcext:value-type="float">
            <text:p>64</text:p>
          </table:table-cell>
          <table:table-cell table:style-name="ce7" office:value-type="float" office:value="541" calcext:value-type="float">
            <text:p>541</text:p>
          </table:table-cell>
          <table:table-cell table:style-name="ce7" table:formula="of:=1/(SUM(;[.B60];[.D60];[.F60];[.H60])/SUM([.C60];[.E60];[.G60];[.I60]))" office:value-type="float" office:value="9.32208404628043" calcext:value-type="float">
            <text:p>9.32208404628043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61];[.D61];[.F61];[.H61])/SUM([.C61];[.E61];[.G61];[.I61]))" office:value-type="float" office:value="46.0569541890219" calcext:value-type="float">
            <text:p>46.0569541890219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62];[.D62];[.F62];[.H62])/SUM([.C62];[.E62];[.G62];[.I62]))" office:value-type="float" office:value="45.6238757154538" calcext:value-type="float">
            <text:p>45.6238757154538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63];[.D63];[.F63];[.H63])/SUM([.C63];[.E63];[.G63];[.I63]))" office:value-type="float" office:value="47.019381443299" calcext:value-type="float">
            <text:p>47.019381443299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64];[.D64];[.F64];[.H64])/SUM([.C64];[.E64];[.G64];[.I64]))" office:value-type="float" office:value="46.3964692901802" calcext:value-type="float">
            <text:p>46.3964692901802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65];[.D65];[.F65];[.H65])/SUM([.C65];[.E65];[.G65];[.I65]))" office:value-type="float" office:value="48.029898989899" calcext:value-type="float">
            <text:p>48.029898989899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Default"/>
          <table:table-cell/>
          <table:table-cell table:style-name="ce7"/>
          <table:table-cell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7" office:value-type="string" calcext:value-type="string">
            <text:p>Chomp</text:p>
          </table:table-cell>
          <table:table-cell table:style-name="ce7" table:formula="of:=(5000/64)" office:value-type="float" office:value="78.125" calcext:value-type="float">
            <text:p>78.12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5" calcext:value-type="float">
            <text:p>55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([.G67]/77.8)" office:value-type="float" office:value="10" calcext:value-type="float">
            <text:p>10</text:p>
          </table:table-cell>
          <table:table-cell table:style-name="ce7" office:value-type="float" office:value="778" calcext:value-type="float">
            <text:p>778</text:p>
          </table:table-cell>
          <table:table-cell table:style-name="ce15" table:formula="of:=SUM([.H68])" office:value-type="float" office:value="8" calcext:value-type="float">
            <text:p>8</text:p>
          </table:table-cell>
          <table:table-cell table:style-name="ce7" office:value-type="float" office:value="541" calcext:value-type="float">
            <text:p>541</text:p>
          </table:table-cell>
          <table:table-cell table:style-name="ce7" table:formula="of:=1/(SUM(;[.B67];[.D67];[.F67];[.H67])/SUM([.C67];[.E67];[.G67];[.I67]))" office:value-type="float" office:value="64.2117452440033" calcext:value-type="float">
            <text:p>64.2117452440033</text:p>
          </table:table-cell>
          <table:table-cell/>
          <table:table-cell table:style-name="ce7"/>
          <table:table-cell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68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68];[.D68];[.F68];[.H68])/SUM([.C68];[.E68];[.G68];[.I68]))" office:value-type="float" office:value="64.2117452440033" calcext:value-type="float">
            <text:p>64.2117452440033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Default"/>
          <table:table-cell/>
          <table:table-cell table:style-name="ce7"/>
          <table:table-cell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7" office:value-type="string" calcext:value-type="string">
            <text:p>Group 3</text:p>
          </table:table-cell>
          <table:table-cell table:style-name="ce7" table:formula="of:=SUM([.B71:.B76])" office:value-type="float" office:value="330.739943975499" calcext:value-type="float">
            <text:p>330.73994397549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71:.D76])" office:value-type="float" office:value="220" calcext:value-type="float">
            <text:p>220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71:.F76])" office:value-type="float" office:value="52" calcext:value-type="float">
            <text:p>52</text:p>
          </table:table-cell>
          <table:table-cell table:style-name="ce7" office:value-type="float" office:value="778" calcext:value-type="float">
            <text:p>778</text:p>
          </table:table-cell>
          <table:table-cell table:style-name="ce15" table:formula="of:=SUM([.H71:.H76])" office:value-type="float" office:value="31" calcext:value-type="float">
            <text:p>31</text:p>
          </table:table-cell>
          <table:table-cell table:style-name="ce7" office:value-type="float" office:value="541" calcext:value-type="float">
            <text:p>541</text:p>
          </table:table-cell>
          <table:table-cell table:style-name="ce7" table:formula="of:=1/(SUM(;[.B70];[.D70];[.F70];[.H70])/SUM([.C70];[.E70];[.G70];[.I70]))" office:value-type="float" office:value="15.3122745256139" calcext:value-type="float">
            <text:p>15.3122745256139</text:p>
          </table:table-cell>
          <table:table-cell/>
          <table:table-cell table:style-name="ce7"/>
          <table:table-cell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1];[.D71];[.F71];[.H71])/SUM([.C71];[.E71];[.G71];[.I71]))" office:value-type="float" office:value="82.8675279176703" calcext:value-type="float">
            <text:p>82.8675279176703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2];[.D72];[.F72];[.H72])/SUM([.C72];[.E72];[.G72];[.I72]))" office:value-type="float" office:value="85.0187449062755" calcext:value-type="float">
            <text:p>85.0187449062755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3];[.D73];[.F73];[.H73])/SUM([.C73];[.E73];[.G73];[.I73]))" office:value-type="float" office:value="88.2622688655672" calcext:value-type="float">
            <text:p>88.2622688655672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4];[.D74];[.F74];[.H74])/SUM([.C74];[.E74];[.G74];[.I74]))" office:value-type="float" office:value="96.875494443398" calcext:value-type="float">
            <text:p>96.875494443398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5];[.D75];[.F75];[.H75])/SUM([.C75];[.E75];[.G75];[.I75]))" office:value-type="float" office:value="101.941886455074" calcext:value-type="float">
            <text:p>101.941886455074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6];[.D76];[.F76];[.H76])/SUM([.C76];[.E76];[.G76];[.I76]))" office:value-type="float" office:value="99.8441330998249" calcext:value-type="float">
            <text:p>99.8441330998249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Default"/>
          <table:table-cell/>
          <table:table-cell table:style-name="ce16"/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style-name="ce7" office:value-type="string" calcext:value-type="string">
            <text:p>Group 4</text:p>
          </table:table-cell>
          <table:table-cell table:style-name="ce7" table:formula="of:=SUM([.B79:.B85])" office:value-type="float" office:value="257.15036073078" calcext:value-type="float">
            <text:p>257.15036073078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79:.D85])" office:value-type="float" office:value="194" calcext:value-type="float">
            <text:p>194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79:.F85])" office:value-type="float" office:value="45" calcext:value-type="float">
            <text:p>45</text:p>
          </table:table-cell>
          <table:table-cell table:style-name="ce7" office:value-type="float" office:value="778" calcext:value-type="float">
            <text:p>778</text:p>
          </table:table-cell>
          <table:table-cell table:style-name="ce15" table:formula="of:=SUM([.H79:.H85])" office:value-type="float" office:value="36" calcext:value-type="float">
            <text:p>36</text:p>
          </table:table-cell>
          <table:table-cell table:style-name="ce7" office:value-type="float" office:value="541" calcext:value-type="float">
            <text:p>541</text:p>
          </table:table-cell>
          <table:table-cell table:style-name="ce7" table:formula="of:=1/(SUM(;[.B78];[.D78];[.F78];[.H78])/SUM([.C78];[.E78];[.G78];[.I78]))" office:value-type="float" office:value="18.2354475653721" calcext:value-type="float">
            <text:p>18.2354475653721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9];[.D79];[.F79];[.H79])/SUM([.C79];[.E79];[.G79];[.I79]))" office:value-type="float" office:value="122.809316175689" calcext:value-type="float">
            <text:p>122.809316175689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0];[.D80];[.F80];[.H80])/SUM([.C80];[.E80];[.G80];[.I80]))" office:value-type="float" office:value="119.845046645935" calcext:value-type="float">
            <text:p>119.845046645935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1];[.D81];[.F81];[.H81])/SUM([.C81];[.E81];[.G81];[.I81]))" office:value-type="float" office:value="122.748585795097" calcext:value-type="float">
            <text:p>122.748585795097</text:p>
          </table:table-cell>
          <table:table-cell/>
          <table:table-cell table:style-name="Default" table:number-columns-repeated="10"/>
          <table:table-cell table:number-columns-repeated="1003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2];[.D82];[.F82];[.H82])/SUM([.C82];[.E82];[.G82];[.I82]))" office:value-type="float" office:value="129.436330486518" calcext:value-type="float">
            <text:p>129.436330486518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3];[.D83];[.F83];[.H83])/SUM([.C83];[.E83];[.G83];[.I83]))" office:value-type="float" office:value="134.746324387398" calcext:value-type="float">
            <text:p>134.746324387398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4];[.D84];[.F84];[.H84])/SUM([.C84];[.E84];[.G84];[.I84]))" office:value-type="float" office:value="132.817792985458" calcext:value-type="float">
            <text:p>132.817792985458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5];[.D85];[.F85];[.H85])/SUM([.C85];[.E85];[.G85];[.I85]))" office:value-type="float" office:value="132.829790851896" calcext:value-type="float">
            <text:p>132.829790851896</text:p>
          </table:table-cell>
          <table:table-cell table:number-columns-repeated="3"/>
          <table:table-cell table:style-name="ce16"/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12"/>
          <table:table-cell table:number-columns-repeated="1007"/>
        </table:table-row>
        <table:table-row table:style-name="ro1">
          <table:table-cell table:number-columns-repeated="4"/>
          <table:table-cell table:style-name="ce8"/>
          <table:table-cell table:number-columns-repeated="11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8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89];[.D89];[.F89];[.H89])/SUM([.C89];[.E89];[.G89];[.I89]))" office:value-type="float" office:value="4.0053166445817" calcext:value-type="float">
            <text:p>4.0053166445817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8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90];[.D90];[.F90];[.H90])/SUM([.C90];[.E90];[.G90];[.I90]))" office:value-type="float" office:value="12.8014648589684" calcext:value-type="float">
            <text:p>12.8014648589684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91];[.D91];[.F91];[.H91])/SUM([.C91];[.E91];[.G91];[.I91]))" office:value-type="float" office:value="24.4922480620155" calcext:value-type="float">
            <text:p>24.4922480620155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8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92];[.D92];[.F92];[.H92])/SUM([.C92];[.E92];[.G92];[.I92]))" office:value-type="float" office:value="8.74855759696488" calcext:value-type="float">
            <text:p>8.74855759696488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93];[.D93];[.F93];[.H93])/SUM([.C93];[.E93];[.G93];[.I93]))" office:value-type="float" office:value="152.879032258065" calcext:value-type="float">
            <text:p>152.879032258065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table:number-columns-repeated="1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Default" table:formula="of:=17+37+20+19+33" office:value-type="float" office:value="126" calcext:value-type="float">
            <text:p>126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98];[.D98];[.F98];[.H98])/SUM([.C98];[.E98];[.G98];[.I98]))" office:value-type="float" office:value="162.147084100675" calcext:value-type="float">
            <text:p>162.147084100675</text:p>
          </table:table-cell>
          <table:table-cell table:formula="of:=(SUM([.B98];[.D98];[.F98];[.H98])/SUM([.C98];[.E98];[.G98];[.I98]))" office:value-type="float" office:value="0.00616724010515731" calcext:value-type="float">
            <text:p>0.00616724010515731</text:p>
          </table:table-cell>
          <table:table-cell office:value-type="float" office:value="5" calcext:value-type="float">
            <text:p>5</text:p>
          </table:table-cell>
          <table:table-cell table:formula="of:=[.K98]/[.L98]" office:value-type="float" office:value="0.00123344802103146" calcext:value-type="float">
            <text:p>0.00123344802103146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style-name="Default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8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99];[.D99];[.F99];[.H99])/SUM([.C99];[.E99];[.G99];[.I99]))" office:value-type="float" office:value="50.0966106218308" calcext:value-type="float">
            <text:p>50.0966106218308</text:p>
          </table:table-cell>
          <table:table-cell table:formula="of:=(SUM([.B99];[.D99];[.F99];[.H99])/SUM([.C99];[.E99];[.G99];[.I99]))" office:value-type="float" office:value="0.0199614302761677" calcext:value-type="float">
            <text:p>0.0199614302761677</text:p>
          </table:table-cell>
          <table:table-cell office:value-type="float" office:value="22" calcext:value-type="float">
            <text:p>22</text:p>
          </table:table-cell>
          <table:table-cell table:formula="of:=[.K99]/[.L99]" office:value-type="float" office:value="0.000907337739825807" calcext:value-type="float">
            <text:p>0.000907337739825807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00];[.D100];[.F100];[.H100])/SUM([.C100];[.E100];[.G100];[.I100]))" office:value-type="float" office:value="94.4306450227604" calcext:value-type="float">
            <text:p>94.4306450227604</text:p>
          </table:table-cell>
          <table:table-cell table:formula="of:=(SUM([.B100];[.D100];[.F100];[.H100])/SUM([.C100];[.E100];[.G100];[.I100]))" office:value-type="float" office:value="0.0105897825833867" calcext:value-type="float">
            <text:p>0.0105897825833867</text:p>
          </table:table-cell>
          <table:table-cell office:value-type="float" office:value="11" calcext:value-type="float">
            <text:p>11</text:p>
          </table:table-cell>
          <table:table-cell table:formula="of:=[.K100]/[.L100]" office:value-type="float" office:value="0.000962707507580608" calcext:value-type="float">
            <text:p>0.000962707507580608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8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01];[.D101];[.F101];[.H101])/SUM([.C101];[.E101];[.G101];[.I101]))" office:value-type="float" office:value="97.5213766187688" calcext:value-type="float">
            <text:p>97.5213766187688</text:p>
          </table:table-cell>
          <table:table-cell table:formula="of:=(SUM([.B101];[.D101];[.F101];[.H101])/SUM([.C101];[.E101];[.G101];[.I101]))" office:value-type="float" office:value="0.010254162058327" calcext:value-type="float">
            <text:p>0.010254162058327</text:p>
          </table:table-cell>
          <table:table-cell office:value-type="float" office:value="16" calcext:value-type="float">
            <text:p>16</text:p>
          </table:table-cell>
          <table:table-cell table:formula="of:=[.K101]/[.L101]" office:value-type="float" office:value="0.000640885128645439" calcext:value-type="float">
            <text:p>0.000640885128645439</text:p>
          </table:table-cell>
          <table:table-cell office:value-type="string" calcext:value-type="string">
            <text:p>Rainbow Eeveelutions seem to be rarer than other rainbows</text:p>
          </table:table-cell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02];[.D102];[.F102];[.H102])/SUM([.C102];[.E102];[.G102];[.I102]))" office:value-type="float" office:value="289.377616777884" calcext:value-type="float">
            <text:p>289.377616777884</text:p>
          </table:table-cell>
          <table:table-cell table:formula="of:=(SUM([.B102];[.D102];[.F102];[.H102])/SUM([.C102];[.E102];[.G102];[.I102]))" office:value-type="float" office:value="0.00345569229277179" calcext:value-type="float">
            <text:p>0.00345569229277179</text:p>
          </table:table-cell>
          <table:table-cell office:value-type="float" office:value="6" calcext:value-type="float">
            <text:p>6</text:p>
          </table:table-cell>
          <table:table-cell table:formula="of:=[.K102]/[.L102]" office:value-type="float" office:value="0.000575948715461964" calcext:value-type="float">
            <text:p>0.000575948715461964</text:p>
          </table:table-cell>
          <table:table-cell office:value-type="string" calcext:value-type="string">
            <text:p>Eeveelution Pull rate</text:p>
          </table:table-cell>
          <table:table-cell table:style-name="ce12" table:formula="of:=28/19872" office:value-type="float" office:value="0.00140901771336554" calcext:value-type="float">
            <text:p>0.00140901771336554</text:p>
          </table:table-cell>
          <table:table-cell table:style-name="ce12" table:formula="of:=1/[.O102]" office:value-type="float" office:value="709.714285714286" calcext:value-type="float">
            <text:p>709.714285714286</text:p>
          </table:table-cell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03];[.D103];[.F103];[.H103])/SUM([.C103];[.E103];[.G103];[.I103]))" office:value-type="float" office:value="106.199855988479" calcext:value-type="float">
            <text:p>106.199855988479</text:p>
          </table:table-cell>
          <table:table-cell table:formula="of:=(SUM([.B103];[.D103];[.F103];[.H103])/SUM([.C103];[.E103];[.G103];[.I103]))" office:value-type="float" office:value="0.00941620862563583" calcext:value-type="float">
            <text:p>0.00941620862563583</text:p>
          </table:table-cell>
          <table:table-cell office:value-type="float" office:value="12" calcext:value-type="float">
            <text:p>12</text:p>
          </table:table-cell>
          <table:table-cell table:formula="of:=[.K103]/[.L103]" office:value-type="float" office:value="0.000784684052136319" calcext:value-type="float">
            <text:p>0.000784684052136319</text:p>
          </table:table-cell>
          <table:table-cell office:value-type="string" calcext:value-type="string">
            <text:p>Others Pull Rate</text:p>
          </table:table-cell>
          <table:table-cell table:style-name="ce12" table:formula="of:=[.K101]-[.O102]" office:value-type="float" office:value="0.00884514434496149" calcext:value-type="float">
            <text:p>0.00884514434496149</text:p>
          </table:table-cell>
          <table:table-cell table:style-name="ce12" table:formula="of:=1/[.O103]" office:value-type="float" office:value="113.056379975261" calcext:value-type="float">
            <text:p>113.056379975261</text:p>
          </table:table-cell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04];[.D104];[.F104];[.H104])/SUM([.C104];[.E104];[.G104];[.I104]))" office:value-type="float" office:value="17.9071633237822" calcext:value-type="float">
            <text:p>17.9071633237822</text:p>
          </table:table-cell>
          <table:table-cell table:formula="of:=(SUM([.B104];[.D104];[.F104];[.H104])/SUM([.C104];[.E104];[.G104];[.I104]))" office:value-type="float" office:value="0.0558435739887353" calcext:value-type="float">
            <text:p>0.0558435739887353</text:p>
          </table:table-cell>
          <table:table-cell office:value-type="float" office:value="15" calcext:value-type="float">
            <text:p>15</text:p>
          </table:table-cell>
          <table:table-cell table:formula="of:=[.K104]/[.L104]" office:value-type="float" office:value="0.00372290493258235" calcext:value-type="float">
            <text:p>0.00372290493258235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Default"/>
          <table:table-cell/>
          <table:table-cell table:style-name="ce8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05];[.D105];[.F105];[.H105])/SUM([.B98];[.E105];[.G105];[.I105]))" office:value-type="float" office:value="11.2536040609137" calcext:value-type="float">
            <text:p>11.2536040609137</text:p>
          </table:table-cell>
          <table:table-cell table:formula="of:=(SUM([.B105];[.D105];[.F105];[.H105])/SUM([.C105];[.E105];[.G105];[.I105]))" office:value-type="float" office:value="0.0900205761316873" calcext:value-type="float">
            <text:p>0.0900205761316873</text:p>
          </table:table-cell>
          <table:table-cell office:value-type="float" office:value="18" calcext:value-type="float">
            <text:p>18</text:p>
          </table:table-cell>
          <table:table-cell table:formula="of:=[.K105]/[.L105]" office:value-type="float" office:value="0.00500114311842707" calcext:value-type="float">
            <text:p>0.00500114311842707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9"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table:style-name="ce8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8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8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/>
          <table:table-cell table:style-name="ce8"/>
          <table:table-cell/>
          <table:table-cell table:style-name="ce8" table:number-columns-repeated="2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8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8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11];[.D111];[.F111];[.H111])/SUM([.C111];[.E111];[.G111];[.I111]))" office:value-type="float" office:value="78.0364741641337" calcext:value-type="float">
            <text:p>78.0364741641337</text:p>
          </table:table-cell>
          <table:table-cell table:formula="of:=(SUM([.B111];[.D111];[.F111];[.H111])/SUM([.C111];[.E111];[.G111];[.I111]))" office:value-type="float" office:value="0.0128145205266028" calcext:value-type="float">
            <text:p>0.0128145205266028</text:p>
          </table:table-cell>
          <table:table-cell office:value-type="float" office:value="13" calcext:value-type="float">
            <text:p>13</text:p>
          </table:table-cell>
          <table:table-cell table:formula="of:=[.K111]/[.L111]" office:value-type="float" office:value="0.000985732348200215" calcext:value-type="float">
            <text:p>0.000985732348200215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8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12];[.D112];[.F112];[.H112])/SUM([.C112];[.E112];[.G112];[.I112]))" office:value-type="float" office:value="56.3026315789474" calcext:value-type="float">
            <text:p>56.3026315789474</text:p>
          </table:table-cell>
          <table:table-cell table:formula="of:=(SUM([.B112];[.D112];[.F112];[.H112])/SUM([.C112];[.E112];[.G112];[.I112]))" office:value-type="float" office:value="0.017761159149334" calcext:value-type="float">
            <text:p>0.017761159149334</text:p>
          </table:table-cell>
          <table:table-cell office:value-type="float" office:value="16" calcext:value-type="float">
            <text:p>16</text:p>
          </table:table-cell>
          <table:table-cell table:formula="of:=[.K112]/[.L112]" office:value-type="float" office:value="0.00111007244683337" calcext:value-type="float">
            <text:p>0.0011100724468333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13];[.D113];[.F113];[.H113])/SUM([.C113];[.E113];[.G113];[.I113]))" office:value-type="float" office:value="132.340206185567" calcext:value-type="float">
            <text:p>132.340206185567</text:p>
          </table:table-cell>
          <table:table-cell table:formula="of:=(SUM([.B113];[.D113];[.F113];[.H113])/SUM([.C113];[.E113];[.G113];[.I113]))" office:value-type="float" office:value="0.00755628262054997" calcext:value-type="float">
            <text:p>0.00755628262054997</text:p>
          </table:table-cell>
          <table:table-cell office:value-type="float" office:value="10" calcext:value-type="float">
            <text:p>10</text:p>
          </table:table-cell>
          <table:table-cell table:formula="of:=[.K113]/[.L113]" office:value-type="float" office:value="0.000755628262054997" calcext:value-type="float">
            <text:p>0.00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8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14];[.D114];[.F114];[.H114])/SUM([.C114];[.E114];[.G114];[.I114]))" office:value-type="float" office:value="95.7985074626866" calcext:value-type="float">
            <text:p>95.7985074626866</text:p>
          </table:table-cell>
          <table:table-cell table:formula="of:=(SUM([.B114];[.D114];[.F114];[.H114])/SUM([.C114];[.E114];[.G114];[.I114]))" office:value-type="float" office:value="0.0104385759912752" calcext:value-type="float">
            <text:p>0.0104385759912752</text:p>
          </table:table-cell>
          <table:table-cell office:value-type="float" office:value="20" calcext:value-type="float">
            <text:p>20</text:p>
          </table:table-cell>
          <table:table-cell table:formula="of:=[.K114]/[.L114]" office:value-type="float" office:value="0.000521928799563761" calcext:value-type="float">
            <text:p>0.00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15];[.D115];[.F115];[.H115])/SUM([.C115];[.E115];[.G115];[.I115]))" office:value-type="float" office:value="611.285714285714" calcext:value-type="float">
            <text:p>611.285714285714</text:p>
          </table:table-cell>
          <table:table-cell table:formula="of:=(SUM([.B115];[.D115];[.F115];[.H115])/SUM([.C115];[.E115];[.G115];[.I115]))" office:value-type="float" office:value="0.00163589623743865" calcext:value-type="float">
            <text:p>0.00163589623743865</text:p>
          </table:table-cell>
          <table:table-cell office:value-type="float" office:value="3" calcext:value-type="float">
            <text:p>3</text:p>
          </table:table-cell>
          <table:table-cell table:formula="of:=[.K115]/[.L115]" office:value-type="float" office:value="0.000545298745812885" calcext:value-type="float">
            <text:p>0.00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8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16];[.D116];[.F116];[.H116])/SUM([.C116];[.E116];[.G116];[.I116]))" office:value-type="float" office:value="106.53112033195" calcext:value-type="float">
            <text:p>106.53112033195</text:p>
          </table:table-cell>
          <table:table-cell table:formula="of:=(SUM([.B116];[.D116];[.F116];[.H116])/SUM([.C116];[.E116];[.G116];[.I116]))" office:value-type="float" office:value="0.00938692841006466" calcext:value-type="float">
            <text:p>0.00938692841006466</text:p>
          </table:table-cell>
          <table:table-cell office:value-type="float" office:value="12" calcext:value-type="float">
            <text:p>12</text:p>
          </table:table-cell>
          <table:table-cell table:formula="of:=[.K116]/[.L116]" office:value-type="float" office:value="0.000782244034172055" calcext:value-type="float">
            <text:p>0.00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17];[.D117];[.F117];[.H117])/SUM([.C117];[.E117];[.G117];[.I117]))" office:value-type="float" office:value="24.2555910543131" calcext:value-type="float">
            <text:p>24.2555910543131</text:p>
          </table:table-cell>
          <table:table-cell table:formula="of:=(SUM([.B117];[.D117];[.F117];[.H117])/SUM([.C117];[.E117];[.G117];[.I117]))" office:value-type="float" office:value="0.0412276080084299" calcext:value-type="float">
            <text:p>0.0412276080084299</text:p>
          </table:table-cell>
          <table:table-cell office:value-type="float" office:value="8" calcext:value-type="float">
            <text:p>8</text:p>
          </table:table-cell>
          <table:table-cell table:formula="of:=[.K117]/[.L117]" office:value-type="float" office:value="0.00515345100105374" calcext:value-type="float">
            <text:p>0.00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18];[.D118];[.F118];[.H118])/SUM([.C118];[.E118];[.G118];[.I118]))" office:value-type="float" office:value="7.89189189189189" calcext:value-type="float">
            <text:p>7.89189189189189</text:p>
          </table:table-cell>
          <table:table-cell table:formula="of:=(SUM([.B118];[.D118];[.F118];[.H118])/SUM([.C118];[.E118];[.G118];[.I118]))" office:value-type="float" office:value="0.126712328767123" calcext:value-type="float">
            <text:p>0.126712328767123</text:p>
          </table:table-cell>
          <table:table-cell office:value-type="float" office:value="15" calcext:value-type="float">
            <text:p>15</text:p>
          </table:table-cell>
          <table:table-cell table:formula="of:=[.K118]/[.L118]" office:value-type="float" office:value="0.00844748858447489" calcext:value-type="float">
            <text:p>0.00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Default" table:number-columns-repeated="2"/>
          <table:table-cell/>
          <table:table-cell table:style-name="ce8"/>
          <table:table-cell table:number-columns-repeated="4"/>
          <table:table-cell table:formula="of:=1/(SUM([.B119];[.D119];[.F119];[.H119])/SUM([.C119];[.E119];[.G119];[.I119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24];[.D124];[.F124];[.H124])/SUM([.C124];[.E124];[.G124];[.I124]))" office:value-type="float" office:value="71.523178807947" calcext:value-type="float">
            <text:p>71.523178807947</text:p>
          </table:table-cell>
          <table:table-cell table:formula="of:=(SUM([.B124];[.D124];[.F124];[.H124])/SUM([.C124];[.E124];[.G124];[.I124]))" office:value-type="float" office:value="0.0139814814814815" calcext:value-type="float">
            <text:p>0.0139814814814815</text:p>
          </table:table-cell>
          <table:table-cell office:value-type="float" office:value="6" calcext:value-type="float">
            <text:p>6</text:p>
          </table:table-cell>
          <table:table-cell table:formula="of:=[.K124]/[.L124]" office:value-type="float" office:value="0.00233024691358025" calcext:value-type="float">
            <text:p>0.00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25];[.D125];[.F125];[.H125])/SUM([.C125];[.E125];[.G125];[.I125]))" office:value-type="float" office:value="54.9618320610687" calcext:value-type="float">
            <text:p>54.9618320610687</text:p>
          </table:table-cell>
          <table:table-cell table:formula="of:=(SUM([.B125];[.D125];[.F125];[.H125])/SUM([.C125];[.E125];[.G125];[.I125]))" office:value-type="float" office:value="0.0181944444444444" calcext:value-type="float">
            <text:p>0.0181944444444444</text:p>
          </table:table-cell>
          <table:table-cell office:value-type="float" office:value="12" calcext:value-type="float">
            <text:p>12</text:p>
          </table:table-cell>
          <table:table-cell table:formula="of:=[.K125]/[.L125]" office:value-type="float" office:value="0.0015162037037037" calcext:value-type="float">
            <text:p>0.0015162037037037</text:p>
          </table:table-cell>
          <table:table-cell table:style-name="Default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12" table:formula="of:=1/[.O125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26];[.D126];[.F126];[.H126])/SUM([.C126];[.E126];[.G126];[.I126]))" office:value-type="float" office:value="158.823529411765" calcext:value-type="float">
            <text:p>158.823529411765</text:p>
          </table:table-cell>
          <table:table-cell table:formula="of:=(SUM([.B126];[.D126];[.F126];[.H126])/SUM([.C126];[.E126];[.G126];[.I126]))" office:value-type="float" office:value="0.0062962962962963" calcext:value-type="float">
            <text:p>0.0062962962962963</text:p>
          </table:table-cell>
          <table:table-cell office:value-type="float" office:value="4" calcext:value-type="float">
            <text:p>4</text:p>
          </table:table-cell>
          <table:table-cell table:formula="of:=[.K126]/[.L126]" office:value-type="float" office:value="0.00157407407407407" calcext:value-type="float">
            <text:p>0.00157407407407407</text:p>
          </table:table-cell>
          <table:table-cell office:value-type="string" calcext:value-type="string">
            <text:p>Others pull rate</text:p>
          </table:table-cell>
          <table:table-cell table:formula="of:=[.K124]-[.O125]" office:value-type="float" office:value="0.0124959652645961" calcext:value-type="float">
            <text:p>0.0124959652645961</text:p>
          </table:table-cell>
          <table:table-cell table:style-name="ce12" table:formula="of:=1/[.O126]" office:value-type="float" office:value="80.02583064417" calcext:value-type="float">
            <text:p>80.025830644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27];[.D127];[.F127];[.H127])/SUM([.C127];[.E127];[.G127];[.I127]))" office:value-type="float" office:value="91.1392405063291" calcext:value-type="float">
            <text:p>91.1392405063291</text:p>
          </table:table-cell>
          <table:table-cell table:formula="of:=(SUM([.B127];[.D127];[.F127];[.H127])/SUM([.C127];[.E127];[.G127];[.I127]))" office:value-type="float" office:value="0.0109722222222222" calcext:value-type="float">
            <text:p>0.0109722222222222</text:p>
          </table:table-cell>
          <table:table-cell office:value-type="float" office:value="12" calcext:value-type="float">
            <text:p>12</text:p>
          </table:table-cell>
          <table:table-cell table:formula="of:=[.K127]/[.L127]" office:value-type="float" office:value="0.000914351851851852" calcext:value-type="float">
            <text:p>0.000914351851851852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28];[.D128];[.F128];[.H128])/SUM([.C128];[.E128];[.G128];[.I128]))" office:value-type="float" office:value="696.774193548387" calcext:value-type="float">
            <text:p>696.774193548387</text:p>
          </table:table-cell>
          <table:table-cell table:formula="of:=(SUM([.B128];[.D128];[.F128];[.H128])/SUM([.C128];[.E128];[.G128];[.I128]))" office:value-type="float" office:value="0.00143518518518519" calcext:value-type="float">
            <text:p>0.00143518518518519</text:p>
          </table:table-cell>
          <table:table-cell office:value-type="float" office:value="2" calcext:value-type="float">
            <text:p>2</text:p>
          </table:table-cell>
          <table:table-cell table:formula="of:=[.K128]/[.L128]" office:value-type="float" office:value="0.000717592592592593" calcext:value-type="float">
            <text:p>0.00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29];[.D129];[.F129];[.H129])/SUM([.C129];[.E129];[.G129];[.I129]))" office:value-type="float" office:value="106.4039408867" calcext:value-type="float">
            <text:p>106.4039408867</text:p>
          </table:table-cell>
          <table:table-cell table:formula="of:=(SUM([.B129];[.D129];[.F129];[.H129])/SUM([.C129];[.E129];[.G129];[.I129]))" office:value-type="float" office:value="0.00939814814814815" calcext:value-type="float">
            <text:p>0.00939814814814815</text:p>
          </table:table-cell>
          <table:table-cell office:value-type="float" office:value="6" calcext:value-type="float">
            <text:p>6</text:p>
          </table:table-cell>
          <table:table-cell table:formula="of:=[.K129]/[.L129]" office:value-type="float" office:value="0.00156635802469136" calcext:value-type="float">
            <text:p>0.00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130];[.D130];[.F130];[.H130])/SUM([.C130];[.E130];[.G130];[.I130]))" office:value-type="float" office:value="23.0327868852459" calcext:value-type="float">
            <text:p>23.0327868852459</text:p>
          </table:table-cell>
          <table:table-cell table:formula="of:=(SUM([.B130];[.D130];[.F130];[.H130])/SUM([.C130];[.E130];[.G130];[.I130]))" office:value-type="float" office:value="0.0434163701067616" calcext:value-type="float">
            <text:p>0.0434163701067616</text:p>
          </table:table-cell>
          <table:table-cell office:value-type="float" office:value="6" calcext:value-type="float">
            <text:p>6</text:p>
          </table:table-cell>
          <table:table-cell table:formula="of:=[.K130]/[.L130]" office:value-type="float" office:value="0.00723606168446026" calcext:value-type="float">
            <text:p>0.00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131];[.D131];[.F131];[.H131])/SUM([.C131];[.E131];[.G131];[.I131]))" office:value-type="float" office:value="8.26470588235294" calcext:value-type="float">
            <text:p>8.26470588235294</text:p>
          </table:table-cell>
          <table:table-cell table:formula="of:=(SUM([.B131];[.D131];[.F131];[.H131])/SUM([.C131];[.E131];[.G131];[.I131]))" office:value-type="float" office:value="0.120996441281139" calcext:value-type="float">
            <text:p>0.120996441281139</text:p>
          </table:table-cell>
          <table:table-cell office:value-type="float" office:value="12" calcext:value-type="float">
            <text:p>12</text:p>
          </table:table-cell>
          <table:table-cell table:formula="of:=[.K131]/[.L131]" office:value-type="float" office:value="0.0100830367734282" calcext:value-type="float">
            <text:p>0.01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4"/>
          <table:table-cell table:formula="of:=1/(SUM([.B132];[.D132];[.F132];[.H132])/SUM([.C132];[.E132];[.G132];[.I132]))" office:value-type="string" office:string-value="" calcext:value-type="error">
            <text:p>#DIV/0!</text:p>
          </table:table-cell>
          <table:table-cell table:formula="of:=(SUM([.B132];[.D132];[.F132];[.H132])/SUM([.C132];[.E132];[.G132];[.I132]))" office:value-type="string" office:string-value="" calcext:value-type="error">
            <text:p>#DIV/0!</text:p>
          </table:table-cell>
          <table:table-cell/>
          <table:table-cell table:formula="of:=[.K132]/[.L13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37];[.D137];[.F137];[.F137])/SUM([.C137];[.E137];[.G137];[.G137]))" office:value-type="float" office:value="8.96296296296296" calcext:value-type="float">
            <text:p>8.96296296296296</text:p>
          </table:table-cell>
          <table:table-cell table:formula="of:=(SUM([.B137];[.D137];[.F137];[.H137])/SUM([.C137];[.E137];[.G137];[.I137]))" office:value-type="float" office:value="0.110765643218033" calcext:value-type="float">
            <text:p>0.110765643218033</text:p>
          </table:table-cell>
          <table:table-cell/>
          <table:table-cell table:formula="of:=[.K137]/[.L137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38];[.D138];[.F138];[.F138])/SUM([.C138];[.E138];[.G138];[.G138]))" office:value-type="float" office:value="19.769014084507" calcext:value-type="float">
            <text:p>19.769014084507</text:p>
          </table:table-cell>
          <table:table-cell table:formula="of:=(SUM([.B138];[.D138];[.F138];[.H138])/SUM([.C138];[.E138];[.G138];[.I138]))" office:value-type="float" office:value="0.0516906335017489" calcext:value-type="float">
            <text:p>0.0516906335017489</text:p>
          </table:table-cell>
          <table:table-cell/>
          <table:table-cell table:formula="of:=[.K138]/[.L138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39];[.D139];[.F139];[.F139])/SUM([.C139];[.E139];[.G139];[.G139]))" office:value-type="float" office:value="81.6046511627907" calcext:value-type="float">
            <text:p>81.6046511627907</text:p>
          </table:table-cell>
          <table:table-cell table:formula="of:=(SUM([.B139];[.D139];[.F139];[.H139])/SUM([.C139];[.E139];[.G139];[.I139]))" office:value-type="float" office:value="0.0114652157015157" calcext:value-type="float">
            <text:p>0.0114652157015157</text:p>
          </table:table-cell>
          <table:table-cell/>
          <table:table-cell table:formula="of:=[.K139]/[.L139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61.287cm" draw:caption-point-x="-0.61cm" draw:caption-point-y="1.5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40];[.D140];[.F140];[.F140])/SUM([.C140];[.E140];[.G140];[.G140]))" office:value-type="float" office:value="31.6126126126126" calcext:value-type="float">
            <text:p>31.6126126126126</text:p>
          </table:table-cell>
          <table:table-cell table:formula="of:=(SUM([.B140];[.D140];[.F140];[.H140])/SUM([.C140];[.E140];[.G140];[.I140]))" office:value-type="float" office:value="0.0301204819277108" calcext:value-type="float">
            <text:p>0.0301204819277108</text:p>
          </table:table-cell>
          <table:table-cell office:value-type="float" office:value="8" calcext:value-type="float">
            <text:p>8</text:p>
          </table:table-cell>
          <table:table-cell table:formula="of:=[.K140]/[.L140]" office:value-type="float" office:value="0.00376506024096386" calcext:value-type="float">
            <text:p>0.00376506024096386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41];[.D141];[.F141];[.F141])/SUM([.C141];[.E141];[.G141];[.G141]))" office:value-type="float" office:value="17.2432432432432" calcext:value-type="float">
            <text:p>17.2432432432432</text:p>
          </table:table-cell>
          <table:table-cell table:formula="of:=(SUM([.B141];[.D141];[.F141];[.H141])/SUM([.C141];[.E141];[.G141];[.I141]))" office:value-type="float" office:value="0.0573260785075787" calcext:value-type="float">
            <text:p>0.0573260785075787</text:p>
          </table:table-cell>
          <table:table-cell/>
          <table:table-cell table:formula="of:=[.K141]/[.L141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42];[.D142];[.F142];[.F142])/SUM([.C142];[.E142];[.G142];[.G142]))" office:value-type="float" office:value="4.45587301587302" calcext:value-type="float">
            <text:p>4.45587301587302</text:p>
          </table:table-cell>
          <table:table-cell table:formula="of:=(SUM([.B142];[.D142];[.F142];[.H142])/SUM([.C142];[.E142];[.G142];[.I142]))" office:value-type="float" office:value="0.225806451612903" calcext:value-type="float">
            <text:p>0.225806451612903</text:p>
          </table:table-cell>
          <table:table-cell office:value-type="float" office:value="104" calcext:value-type="float">
            <text:p>104</text:p>
          </table:table-cell>
          <table:table-cell table:formula="of:=[.K142]/[.L142]" office:value-type="float" office:value="0.0021712158808933" calcext:value-type="float">
            <text:p>0.0021712158808933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43];[.D143];[.F143];[.F143])/SUM([.C143];[.E143];[.G143];[.G143]))" office:value-type="float" office:value="15.9438943894389" calcext:value-type="float">
            <text:p>15.9438943894389</text:p>
          </table:table-cell>
          <table:table-cell table:formula="of:=(SUM([.B143];[.D143];[.F143];[.H143])/SUM([.C143];[.E143];[.G143];[.I143]))" office:value-type="float" office:value="0.0645488340655627" calcext:value-type="float">
            <text:p>0.0645488340655627</text:p>
          </table:table-cell>
          <table:table-cell office:value-type="float" office:value="9" calcext:value-type="float">
            <text:p>9</text:p>
          </table:table-cell>
          <table:table-cell table:formula="of:=[.K143]/[.L143]" office:value-type="float" office:value="0.00717209267395141" calcext:value-type="float">
            <text:p>0.00717209267395141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44];[.D144];[.F144];[.F144])/SUM([.C144];[.E144];[.G144];[.G144]))" office:value-type="float" office:value="28.0872093023256" calcext:value-type="float">
            <text:p>28.0872093023256</text:p>
          </table:table-cell>
          <table:table-cell table:formula="of:=(SUM([.B144];[.D144];[.F144];[.H144])/SUM([.C144];[.E144];[.G144];[.I144]))" office:value-type="float" office:value="0.0337952010814464" calcext:value-type="float">
            <text:p>0.0337952010814464</text:p>
          </table:table-cell>
          <table:table-cell office:value-type="float" office:value="7" calcext:value-type="float">
            <text:p>7</text:p>
          </table:table-cell>
          <table:table-cell table:formula="of:=[.K144]/[.L144]" office:value-type="float" office:value="0.00482788586877806" calcext:value-type="float">
            <text:p>0.00482788586877806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Default" table:formula="of:=[.E145]/109.35" office:value-type="float" office:value="20" calcext:value-type="float">
            <text:p>2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45];[.D145];[.F145];[.F145])/SUM([.C145];[.E145];[.G145];[.G145]))" office:value-type="float" office:value="98.8450704225352" calcext:value-type="float">
            <text:p>98.8450704225352</text:p>
          </table:table-cell>
          <table:table-cell table:formula="of:=(SUM([.B145];[.D145];[.F145];[.H145])/SUM([.C145];[.E145];[.G145];[.I145]))" office:value-type="float" office:value="0.00952195880295375" calcext:value-type="float">
            <text:p>0.00952195880295375</text:p>
          </table:table-cell>
          <table:table-cell office:value-type="float" office:value="2" calcext:value-type="float">
            <text:p>2</text:p>
          </table:table-cell>
          <table:table-cell table:formula="of:=[.K145]/[.L145]" office:value-type="float" office:value="0.00476097940147688" calcext:value-type="float">
            <text:p>0.00476097940147688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187" calcext:value-type="float">
            <text:p>2187</text:p>
          </table:table-cell>
          <table:table-cell table:number-columns-repeated="2"/>
          <table:table-cell table:style-name="Default" table:number-columns-repeated="2"/>
          <table:table-cell table:formula="of:=1/(SUM([.B146];[.D146];[.F146];[.F146])/SUM([.C146];[.E146];[.G146];[.G146]))" office:value-type="float" office:value="192.588235294118" calcext:value-type="float">
            <text:p>192.588235294118</text:p>
          </table:table-cell>
          <table:table-cell table:formula="of:=(SUM([.B146];[.D146];[.F146];[.H146])/SUM([.C146];[.E146];[.G146];[.I146]))" office:value-type="float" office:value="0.00519242516799023" calcext:value-type="float">
            <text:p>0.00519242516799023</text:p>
          </table:table-cell>
          <table:table-cell office:value-type="float" office:value="1" calcext:value-type="float">
            <text:p>1</text:p>
          </table:table-cell>
          <table:table-cell table:formula="of:=[.K146]/[.L146]" office:value-type="float" office:value="0.00519242516799023" calcext:value-type="float">
            <text:p>0.00519242516799023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Default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Default" table:number-columns-repeated="2"/>
          <table:table-cell office:value-type="float" office:value="137" calcext:value-type="float">
            <text:p>137</text:p>
          </table:table-cell>
          <table:table-cell table:style-name="ce9" office:value-type="float" office:value="630" calcext:value-type="float">
            <text:p>630</text:p>
          </table:table-cell>
          <table:table-cell table:number-columns-repeated="2"/>
          <table:table-cell table:formula="of:=1/(SUM([.B151];[.D151];[.F151];[.H151])/SUM([.C151];[.E151];[.G151];[.I151]))" office:value-type="float" office:value="5.59443339960239" calcext:value-type="float">
            <text:p>5.59443339960239</text:p>
          </table:table-cell>
          <table:table-cell table:formula="of:=(SUM([.B151];[.D151];[.F151];[.H151])/SUM([.C151];[.E151];[.G151];[.I151]))" office:value-type="float" office:value="0.178749111584932" calcext:value-type="float">
            <text:p>0.178749111584932</text:p>
          </table:table-cell>
          <table:table-cell/>
          <table:table-cell table:formula="of:=[.K151]/[.L15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52];[.D152];[.F152];[.H152])/SUM([.C152];[.E152];[.G152];[.I152]))" office:value-type="float" office:value="7.56293706293706" calcext:value-type="float">
            <text:p>7.56293706293706</text:p>
          </table:table-cell>
          <table:table-cell table:formula="of:=(SUM([.B152];[.D152];[.F152];[.H152])/SUM([.C152];[.E152];[.G152];[.I152]))" office:value-type="float" office:value="0.132223763291724" calcext:value-type="float">
            <text:p>0.132223763291724</text:p>
          </table:table-cell>
          <table:table-cell/>
          <table:table-cell table:formula="of:=[.K152]/[.L15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9" office:value-type="float" office:value="630" calcext:value-type="float">
            <text:p>630</text:p>
          </table:table-cell>
          <table:table-cell table:number-columns-repeated="2"/>
          <table:table-cell table:formula="of:=1/(SUM([.B153];[.D153];[.F153];[.H153])/SUM([.C153];[.E153];[.G153];[.I153]))" office:value-type="float" office:value="22.53125" calcext:value-type="float">
            <text:p>22.53125</text:p>
          </table:table-cell>
          <table:table-cell table:formula="of:=(SUM([.B153];[.D153];[.F153];[.H153])/SUM([.C153];[.E153];[.G153];[.I153]))" office:value-type="float" office:value="0.0443828016643551" calcext:value-type="float">
            <text:p>0.0443828016643551</text:p>
          </table:table-cell>
          <table:table-cell/>
          <table:table-cell table:formula="of:=[.K153]/[.L15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54];[.D154];[.F154];[.H154])/SUM([.C154];[.E154];[.G154];[.I154]))" office:value-type="float" office:value="36.05" calcext:value-type="float">
            <text:p>36.05</text:p>
          </table:table-cell>
          <table:table-cell table:formula="of:=(SUM([.B154];[.D154];[.F154];[.H154])/SUM([.C154];[.E154];[.G154];[.I154]))" office:value-type="float" office:value="0.0277392510402219" calcext:value-type="float">
            <text:p>0.0277392510402219</text:p>
          </table:table-cell>
          <table:table-cell office:value-type="float" office:value="13" calcext:value-type="float">
            <text:p>13</text:p>
          </table:table-cell>
          <table:table-cell table:formula="of:=[.K154]/[.L154]" office:value-type="float" office:value="0.00213378854155553" calcext:value-type="float">
            <text:p>0.00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630" calcext:value-type="float">
            <text:p>630</text:p>
          </table:table-cell>
          <table:table-cell table:number-columns-repeated="2"/>
          <table:table-cell table:formula="of:=1/(SUM([.B155];[.D155];[.F155];[.H155])/SUM([.C155];[.E155];[.G155];[.I155]))" office:value-type="float" office:value="81.622641509434" calcext:value-type="float">
            <text:p>81.622641509434</text:p>
          </table:table-cell>
          <table:table-cell table:formula="of:=(SUM([.B155];[.D155];[.F155];[.H155])/SUM([.C155];[.E155];[.G155];[.I155]))" office:value-type="float" office:value="0.0122515025427647" calcext:value-type="float">
            <text:p>0.0122515025427647</text:p>
          </table:table-cell>
          <table:table-cell office:value-type="float" office:value="7" calcext:value-type="float">
            <text:p>7</text:p>
          </table:table-cell>
          <table:table-cell table:formula="of:=[.K155]/[.L155]" office:value-type="float" office:value="0.00175021464896638" calcext:value-type="float">
            <text:p>0.00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56];[.D156];[.F156];[.H156])/SUM([.C156];[.E156];[.G156];[.I156]))" office:value-type="float" office:value="72.1" calcext:value-type="float">
            <text:p>72.1</text:p>
          </table:table-cell>
          <table:table-cell table:formula="of:=(SUM([.B156];[.D156];[.F156];[.H156])/SUM([.C156];[.E156];[.G156];[.I156]))" office:value-type="float" office:value="0.013869625520111" calcext:value-type="float">
            <text:p>0.013869625520111</text:p>
          </table:table-cell>
          <table:table-cell office:value-type="float" office:value="12" calcext:value-type="float">
            <text:p>12</text:p>
          </table:table-cell>
          <table:table-cell table:formula="of:=[.K156]/[.L156]" office:value-type="float" office:value="0.00115580212667591" calcext:value-type="float">
            <text:p>0.00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630" calcext:value-type="float">
            <text:p>630</text:p>
          </table:table-cell>
          <table:table-cell table:number-columns-repeated="2"/>
          <table:table-cell table:formula="of:=1/(SUM([.B157];[.D157];[.F157];[.H157])/SUM([.C157];[.E157];[.G157];[.I157]))" office:value-type="float" office:value="96.1333333333333" calcext:value-type="float">
            <text:p>96.1333333333333</text:p>
          </table:table-cell>
          <table:table-cell table:formula="of:=(SUM([.B157];[.D157];[.F157];[.H157])/SUM([.C157];[.E157];[.G157];[.I157]))" office:value-type="float" office:value="0.0104022191400832" calcext:value-type="float">
            <text:p>0.0104022191400832</text:p>
          </table:table-cell>
          <table:table-cell office:value-type="float" office:value="6" calcext:value-type="float">
            <text:p>6</text:p>
          </table:table-cell>
          <table:table-cell table:formula="of:=[.K157]/[.L157]" office:value-type="float" office:value="0.00173370319001387" calcext:value-type="float">
            <text:p>0.00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58];[.D158];[.F158];[.H158])/SUM([.C158];[.E158];[.G158];[.I158]))" office:value-type="float" office:value="17.8760330578512" calcext:value-type="float">
            <text:p>17.8760330578512</text:p>
          </table:table-cell>
          <table:table-cell table:formula="of:=(SUM([.B158];[.D158];[.F158];[.H158])/SUM([.C158];[.E158];[.G158];[.I158]))" office:value-type="float" office:value="0.0559408229311142" calcext:value-type="float">
            <text:p>0.0559408229311142</text:p>
          </table:table-cell>
          <table:table-cell/>
          <table:table-cell table:formula="of:=[.K158]/[.L15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Default" table:number-columns-repeated="2"/>
          <table:table-cell table:style-name="Default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Default" office:value-type="string" calcext:value-type="string">
            <text:p>https://www.digitaltq.com/vivid-voltage-booster-pull-rates-pokemon-tcg</text:p>
          </table:table-cell>
          <table:table-cell table:style-name="Default" table:number-columns-repeated="4"/>
          <table:table-cell table:formula="of:=SUM([.K151:.K157])" office:value-type="float" office:value="0.419618274784193" calcext:value-type="float">
            <text:p>0.419618274784193</text:p>
          </table:table-cell>
          <table:table-cell table:number-columns-repeated="1013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63];[.D163];[.F163];[.H163])/SUM([.C163];[.E163];[.G163];[.I163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164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64];[.D164];[.F164];[.H164])/SUM([.C164];[.E164];[.G164];[.I164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65];[.D165];[.F165];[.H165])/SUM([.C165];[.E165];[.G165];[.I165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66];[.D166];[.F166];[.H166])/SUM([.C166];[.E166];[.G166];[.I166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67];[.D167];[.F167];[.H167])/SUM([.C167];[.E167];[.G167];[.I167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168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68];[.D168];[.F168];[.H168])/SUM([.C168];[.E168];[.G168];[.I168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169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69];[.D169];[.F169];[.H169])/SUM([.C169];[.E169];[.G169];[.I169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everse energy</text:p>
          </table:table-cell>
          <table:table-cell table:formula="of:=[.C170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Default" table:number-columns-repeated="4"/>
          <table:table-cell table:formula="of:=1/(SUM([.B170];[.D170];[.F170];[.H170])/SUM([.C170];[.E170];[.G170];[.I170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Default" office:value-type="float" office:value="377" calcext:value-type="float">
            <text:p>377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/>
          <table:table-cell table:style-name="ce9"/>
          <table:table-cell table:number-columns-repeated="2"/>
          <table:table-cell table:formula="of:=1/(SUM([.B179];[.D179];[.F179];[.H179])/SUM([.C179];[.E179];[.G179];[.I179]))" office:value-type="float" office:value="5.72944297082228" calcext:value-type="float">
            <text:p>5.72944297082228</text:p>
          </table:table-cell>
          <table:table-cell table:formula="of:=(SUM([.B179];[.D179];[.F179];[.H179])/SUM([.C179];[.E179];[.G179];[.I179]))" office:value-type="float" office:value="0.174537037037037" calcext:value-type="float">
            <text:p>0.17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180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80];[.D180];[.F180];[.H180])/SUM([.C180];[.E180];[.G180];[.I180]))" office:value-type="float" office:value="7.04020842667729" calcext:value-type="float">
            <text:p>7.04020842667729</text:p>
          </table:table-cell>
          <table:table-cell table:formula="of:=(SUM([.B180];[.D180];[.F180];[.H180])/SUM([.C180];[.E180];[.G180];[.I180]))" office:value-type="float" office:value="0.142041249263406" calcext:value-type="float">
            <text:p>0.14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181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81];[.D181];[.F181];[.H181])/SUM([.C181];[.E181];[.G181];[.I181]))" office:value-type="float" office:value="44.7120198134584" calcext:value-type="float">
            <text:p>44.7120198134584</text:p>
          </table:table-cell>
          <table:table-cell table:formula="of:=(SUM([.B181];[.D181];[.F181];[.H181])/SUM([.C181];[.E181];[.G181];[.I181]))" office:value-type="float" office:value="0.0223653506187389" calcext:value-type="float">
            <text:p>0.02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82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82];[.D182];[.F182];[.H182])/SUM([.C182];[.E182];[.G182];[.I182]))" office:value-type="float" office:value="35.0080970407121" calcext:value-type="float">
            <text:p>35.0080970407121</text:p>
          </table:table-cell>
          <table:table-cell table:formula="of:=(SUM([.B182];[.D182];[.F182];[.H182])/SUM([.C182];[.E182];[.G182];[.I182]))" office:value-type="float" office:value="0.0285648202710666" calcext:value-type="float">
            <text:p>0.02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183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83];[.D183];[.F183];[.H183])/SUM([.C183];[.E183];[.G183];[.I183]))" office:value-type="float" office:value="109.150785023766" calcext:value-type="float">
            <text:p>109.150785023766</text:p>
          </table:table-cell>
          <table:table-cell table:formula="of:=(SUM([.B183];[.D183];[.F183];[.H183])/SUM([.C183];[.E183];[.G183];[.I183]))" office:value-type="float" office:value="0.00916163818503241" calcext:value-type="float">
            <text:p>0.00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184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84];[.D184];[.F184];[.H184])/SUM([.C184];[.E184];[.G184];[.I184]))" office:value-type="float" office:value="81.8576920665088" calcext:value-type="float">
            <text:p>81.8576920665088</text:p>
          </table:table-cell>
          <table:table-cell table:formula="of:=(SUM([.B184];[.D184];[.F184];[.H184])/SUM([.C184];[.E184];[.G184];[.I184]))" office:value-type="float" office:value="0.0122163229228049" calcext:value-type="float">
            <text:p>0.01221632292280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185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85];[.D185];[.F185];[.H185])/SUM([.C185];[.E185];[.G185];[.I185]))" office:value-type="float" office:value="107.55005165191" calcext:value-type="float">
            <text:p>107.55005165191</text:p>
          </table:table-cell>
          <table:table-cell table:formula="of:=(SUM([.B185];[.D185];[.F185];[.H185])/SUM([.C185];[.E185];[.G185];[.I185]))" office:value-type="float" office:value="0.00929799646434885" calcext:value-type="float">
            <text:p>0.00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Default"/>
          <table:table-cell table:number-columns-repeated="5"/>
          <table:table-cell table:formula="of:=SUM([.K179:.K185])" office:value-type="float" office:value="0.398184414762435" calcext:value-type="float">
            <text:p>0.39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92];[.D192];[.F192];[.H192])/SUM([.C192];[.E192];[.G192];[.I192]))" office:value-type="float" office:value="56.0454545454545" calcext:value-type="float">
            <text:p>56.0454545454545</text:p>
          </table:table-cell>
          <table:table-cell table:formula="of:=(SUM([.B192];[.D192];[.F192];[.H192])/SUM([.C192];[.E192];[.G192];[.I192]))" office:value-type="float" office:value="0.0178426601784266" calcext:value-type="float">
            <text:p>0.0178426601784266</text:p>
          </table:table-cell>
          <table:table-cell office:value-type="float" office:value="8" calcext:value-type="float">
            <text:p>8</text:p>
          </table:table-cell>
          <table:table-cell table:formula="of:=[.K192]/[.L192]" office:value-type="float" office:value="0.00223033252230333" calcext:value-type="float">
            <text:p>0.00223033252230333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93];[.D193];[.F193];[.H193])/SUM([.C193];[.E193];[.G193];[.I193]))" office:value-type="float" office:value="62.9756097560976" calcext:value-type="float">
            <text:p>62.9756097560976</text:p>
          </table:table-cell>
          <table:table-cell table:formula="of:=(SUM([.B193];[.D193];[.F193];[.H193])/SUM([.C193];[.E193];[.G193];[.I193]))" office:value-type="float" office:value="0.0158791634391944" calcext:value-type="float">
            <text:p>0.0158791634391944</text:p>
          </table:table-cell>
          <table:table-cell office:value-type="float" office:value="1" calcext:value-type="float">
            <text:p>1</text:p>
          </table:table-cell>
          <table:table-cell table:formula="of:=[.K193]/[.L193]" office:value-type="float" office:value="0.0158791634391944" calcext:value-type="float">
            <text:p>0.0158791634391944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94];[.D194];[.F194];[.H194])/SUM([.C194];[.E194];[.G194];[.I194]))" office:value-type="float" office:value="78.2424242424243" calcext:value-type="float">
            <text:p>78.2424242424243</text:p>
          </table:table-cell>
          <table:table-cell table:formula="of:=(SUM([.B194];[.D194];[.F194];[.H194])/SUM([.C194];[.E194];[.G194];[.I194]))" office:value-type="float" office:value="0.0127807900852053" calcext:value-type="float">
            <text:p>0.0127807900852053</text:p>
          </table:table-cell>
          <table:table-cell office:value-type="float" office:value="1" calcext:value-type="float">
            <text:p>1</text:p>
          </table:table-cell>
          <table:table-cell table:formula="of:=[.K194]/[.L194]" office:value-type="float" office:value="0.0127807900852053" calcext:value-type="float">
            <text:p>0.0127807900852053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95];[.D195];[.F195];[.H195])/SUM([.C195];[.E195];[.G195];[.I195]))" office:value-type="float" office:value="47.7142857142857" calcext:value-type="float">
            <text:p>47.7142857142857</text:p>
          </table:table-cell>
          <table:table-cell table:formula="of:=(SUM([.B195];[.D195];[.F195];[.H195])/SUM([.C195];[.E195];[.G195];[.I195]))" office:value-type="float" office:value="0.0209580838323353" calcext:value-type="float">
            <text:p>0.0209580838323353</text:p>
          </table:table-cell>
          <table:table-cell office:value-type="float" office:value="2" calcext:value-type="float">
            <text:p>2</text:p>
          </table:table-cell>
          <table:table-cell table:formula="of:=[.K195]/[.L195]" office:value-type="float" office:value="0.0104790419161677" calcext:value-type="float">
            <text:p>0.0104790419161677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Default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96];[.D196];[.F196];[.H196])/SUM([.C196];[.E196];[.G196];[.I196]))" office:value-type="float" office:value="76.1818181818182" calcext:value-type="float">
            <text:p>76.1818181818182</text:p>
          </table:table-cell>
          <table:table-cell table:formula="of:=(SUM([.B196];[.D196];[.F196];[.H196])/SUM([.C196];[.E196];[.G196];[.I196]))" office:value-type="float" office:value="0.013126491646778" calcext:value-type="float">
            <text:p>0.013126491646778</text:p>
          </table:table-cell>
          <table:table-cell office:value-type="float" office:value="6" calcext:value-type="float">
            <text:p>6</text:p>
          </table:table-cell>
          <table:table-cell table:formula="of:=[.K196]/[.L196]" office:value-type="float" office:value="0.00218774860779634" calcext:value-type="float">
            <text:p>0.00218774860779634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97];[.D197];[.F197];[.H197])/SUM([.C197];[.E197];[.G197];[.I197]))" office:value-type="float" office:value="6.60358056265985" calcext:value-type="float">
            <text:p>6.60358056265985</text:p>
          </table:table-cell>
          <table:table-cell table:formula="of:=(SUM([.B197];[.D197];[.F197];[.H197])/SUM([.C197];[.E197];[.G197];[.I197]))" office:value-type="float" office:value="0.15143299767622" calcext:value-type="float">
            <text:p>0.15143299767622</text:p>
          </table:table-cell>
          <table:table-cell office:value-type="float" office:value="9" calcext:value-type="float">
            <text:p>9</text:p>
          </table:table-cell>
          <table:table-cell table:formula="of:=[.K197]/[.L197]" office:value-type="float" office:value="0.0168258886306911" calcext:value-type="float">
            <text:p>0.016825888630691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98];[.D198];[.F198];[.H198])/SUM([.C198];[.E198];[.G198];[.I198]))" office:value-type="float" office:value="4.52892561983471" calcext:value-type="float">
            <text:p>4.52892561983471</text:p>
          </table:table-cell>
          <table:table-cell table:formula="of:=(SUM([.B198];[.D198];[.F198];[.H198])/SUM([.C198];[.E198];[.G198];[.I198]))" office:value-type="float" office:value="0.220802919708029" calcext:value-type="float">
            <text:p>0.220802919708029</text:p>
          </table:table-cell>
          <table:table-cell office:value-type="float" office:value="45" calcext:value-type="float">
            <text:p>45</text:p>
          </table:table-cell>
          <table:table-cell table:formula="of:=[.K198]/[.L198]" office:value-type="float" office:value="0.00490673154906732" calcext:value-type="float">
            <text:p>0.00490673154906732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99];[.D199];[.F199];[.H199])/SUM([.C199];[.E199];[.G199];[.I199]))" office:value-type="float" office:value="9.15027829313544" calcext:value-type="float">
            <text:p>9.15027829313544</text:p>
          </table:table-cell>
          <table:table-cell table:formula="of:=(SUM([.B199];[.D199];[.F199];[.H199])/SUM([.C199];[.E199];[.G199];[.I199]))" office:value-type="float" office:value="0.109286293592863" calcext:value-type="float">
            <text:p>0.109286293592863</text:p>
          </table:table-cell>
          <table:table-cell office:value-type="float" office:value="35" calcext:value-type="float">
            <text:p>35</text:p>
          </table:table-cell>
          <table:table-cell table:formula="of:=[.K199]/[.L199]" office:value-type="float" office:value="0.00312246553122465" calcext:value-type="float">
            <text:p>0.00312246553122465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200];[.D200];[.F200];[.H200])/SUM([.C200];[.E200];[.G200];[.I200]))" office:value-type="float" office:value="30.3636363636364" calcext:value-type="float">
            <text:p>30.3636363636364</text:p>
          </table:table-cell>
          <table:table-cell table:formula="of:=(SUM([.B200];[.D200];[.F200];[.H200])/SUM([.C200];[.E200];[.G200];[.I200]))" office:value-type="float" office:value="0.0329341317365269" calcext:value-type="float">
            <text:p>0.0329341317365269</text:p>
          </table:table-cell>
          <table:table-cell office:value-type="float" office:value="9" calcext:value-type="float">
            <text:p>9</text:p>
          </table:table-cell>
          <table:table-cell table:formula="of:=[.K200]/[.L200]" office:value-type="float" office:value="0.00365934797072522" calcext:value-type="float">
            <text:p>0.00365934797072522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Default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table:formula="of:=[.C205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05];[.D205];[.F205];[.H205])/SUM([.C205];[.E205];[.G205];[.I205]))" office:value-type="float" office:value="111.111111111111" calcext:value-type="float">
            <text:p>111.111111111111</text:p>
          </table:table-cell>
          <table:table-cell table:formula="of:=(SUM([.B205];[.D205];[.F205];[.H205])/SUM([.C205];[.E205];[.G205];[.I205]))" office:value-type="float" office:value="0.009" calcext:value-type="float">
            <text:p>0.009</text:p>
          </table:table-cell>
          <table:table-cell office:value-type="float" office:value="9" calcext:value-type="float">
            <text:p>9</text:p>
          </table:table-cell>
          <table:table-cell table:formula="of:=[.K205]/[.L205]" office:value-type="float" office:value="0.001" calcext:value-type="float">
            <text:p>0.00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06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06];[.D206];[.F206];[.H206])/SUM([.C206];[.E206];[.G206];[.I206]))" office:value-type="float" office:value="69.4444444444444" calcext:value-type="float">
            <text:p>69.4444444444444</text:p>
          </table:table-cell>
          <table:table-cell table:formula="of:=(SUM([.B206];[.D206];[.F206];[.H206])/SUM([.C206];[.E206];[.G206];[.I206]))" office:value-type="float" office:value="0.0144" calcext:value-type="float">
            <text:p>0.0144</text:p>
          </table:table-cell>
          <table:table-cell office:value-type="float" office:value="13" calcext:value-type="float">
            <text:p>13</text:p>
          </table:table-cell>
          <table:table-cell table:formula="of:=[.K206]/[.L206]" office:value-type="float" office:value="0.00110769230769231" calcext:value-type="float">
            <text:p>0.00110769230769231</text:p>
          </table:table-cell>
          <table:table-cell office:value-type="string" calcext:value-type="string">
            <text:p>alt arts per card</text:p>
          </table:table-cell>
          <table:table-cell table:style-name="ce12" office:value-type="string" calcext:value-type="string">
            <text:p>alt art odds</text:p>
          </table:table-cell>
          <table:table-cell table:style-name="ce12" table:number-columns-repeated="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07];[.D207];[.F207];[.H207])/SUM([.C207];[.E207];[.G207];[.I207]))" office:value-type="float" office:value="31.3846153846154" calcext:value-type="float">
            <text:p>31.3846153846154</text:p>
          </table:table-cell>
          <table:table-cell table:formula="of:=(SUM([.B207];[.D207];[.F207];[.H207])/SUM([.C207];[.E207];[.G207];[.I207]))" office:value-type="float" office:value="0.0318627450980392" calcext:value-type="float">
            <text:p>0.0318627450980392</text:p>
          </table:table-cell>
          <table:table-cell office:value-type="float" office:value="17" calcext:value-type="float">
            <text:p>17</text:p>
          </table:table-cell>
          <table:table-cell table:formula="of:=[.K207]/[.L207]" office:value-type="float" office:value="0.00187427912341407" calcext:value-type="float">
            <text:p>0.00187427912341407</text:p>
          </table:table-cell>
          <table:table-cell table:formula="of:=([.K207]-([.M208]*([.L207]-4)))/4" office:value-type="float" office:value="0.0016226397966594" calcext:value-type="float">
            <text:p>0.0016226397966594</text:p>
          </table:table-cell>
          <table:table-cell table:style-name="ce12" table:formula="of:=1/(4*[.N207])" office:value-type="float" office:value="154.06993006993" calcext:value-type="float">
            <text:p>154.06993006993</text:p>
          </table:table-cell>
          <table:table-cell table:style-name="ce12" table:number-columns-repeated="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08];[.D208];[.F208];[.H208])/SUM([.C208];[.E208];[.G208];[.I208]))" office:value-type="float" office:value="85.3953488372093" calcext:value-type="float">
            <text:p>85.3953488372093</text:p>
          </table:table-cell>
          <table:table-cell table:formula="of:=(SUM([.B208];[.D208];[.F208];[.H208])/SUM([.C208];[.E208];[.G208];[.I208]))" office:value-type="float" office:value="0.0117102396514161" calcext:value-type="float">
            <text:p>0.0117102396514161</text:p>
          </table:table-cell>
          <table:table-cell office:value-type="float" office:value="6" calcext:value-type="float">
            <text:p>6</text:p>
          </table:table-cell>
          <table:table-cell table:formula="of:=[.K208]/[.L208]" office:value-type="float" office:value="0.00195170660856935" calcext:value-type="float">
            <text:p>0.00195170660856935</text:p>
          </table:table-cell>
          <table:table-cell office:value-type="string" calcext:value-type="string">
            <text:p>normal arts pull odds</text:p>
          </table:table-cell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table:formula="of:=[.C209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209];[.D209];[.F209];[.H209])/SUM([.C209];[.E209];[.G209];[.I209]))" office:value-type="float" office:value="8.28006904735545" calcext:value-type="float">
            <text:p>8.28006904735545</text:p>
          </table:table-cell>
          <table:table-cell table:formula="of:=(SUM([.B209];[.D209];[.F209];[.H209])/SUM([.C209];[.E209];[.G209];[.I209]))" office:value-type="float" office:value="0.120771939736347" calcext:value-type="float">
            <text:p>0.120771939736347</text:p>
          </table:table-cell>
          <table:table-cell office:value-type="float" office:value="17" calcext:value-type="float">
            <text:p>17</text:p>
          </table:table-cell>
          <table:table-cell table:formula="of:=[.K209]/[.L209]" office:value-type="float" office:value="0.00710423174919685" calcext:value-type="float">
            <text:p>0.00710423174919685</text:p>
          </table:table-cell>
          <table:table-cell table:formula="of:=1/([.M208]*([.L207]-4))" office:value-type="float" office:value="39.4132379248658" calcext:value-type="float">
            <text:p>39.4132379248658</text:p>
          </table:table-cell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style-name="Default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Default" table:number-columns-repeated="4"/>
          <table:table-cell table:number-columns-repeated="5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table:style-name="Default" table:number-columns-repeated="3"/>
          <table:table-cell table:number-columns-repeated="10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20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20];[.D220];[.F220];[.H220])/SUM([.C220];[.E220];[.G220];[.I220]))" office:value-type="float" office:value="31.8471337579618" calcext:value-type="float">
            <text:p>31.8471337579618</text:p>
          </table:table-cell>
          <table:table-cell table:formula="of:=(SUM([.B220];[.D220];[.F220];[.H220])/SUM([.C220];[.E220];[.G220];[.I220]))" office:value-type="float" office:value="0.0314" calcext:value-type="float">
            <text:p>0.0314</text:p>
          </table:table-cell>
          <table:table-cell office:value-type="float" office:value="9" calcext:value-type="float">
            <text:p>9</text:p>
          </table:table-cell>
          <table:table-cell table:formula="of:=[.K220]/[.L220]" office:value-type="float" office:value="0.00348888888888889" calcext:value-type="float">
            <text:p>0.00348888888888889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21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21];[.D221];[.F221];[.H221])/SUM([.C221];[.E221];[.G221];[.I221]))" office:value-type="float" office:value="79.3650793650794" calcext:value-type="float">
            <text:p>79.3650793650794</text:p>
          </table:table-cell>
          <table:table-cell table:formula="of:=(SUM([.B221];[.D221];[.F221];[.H221])/SUM([.C221];[.E221];[.G221];[.I221]))" office:value-type="float" office:value="0.0126" calcext:value-type="float">
            <text:p>0.0126</text:p>
          </table:table-cell>
          <table:table-cell office:value-type="float" office:value="8" calcext:value-type="float">
            <text:p>8</text:p>
          </table:table-cell>
          <table:table-cell table:formula="of:=[.K221]/[.L221]" office:value-type="float" office:value="0.001575" calcext:value-type="float">
            <text:p>0.001575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27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27];[.D227];[.F227];[.H227])/SUM([.C227];[.E227];[.G227];[.I227]))" office:value-type="float" office:value="47.8468899521531" calcext:value-type="float">
            <text:p>47.8468899521531</text:p>
          </table:table-cell>
          <table:table-cell table:formula="of:=(SUM([.B227];[.D227];[.F227];[.H227])/SUM([.C227];[.E227];[.G227];[.I227]))" office:value-type="float" office:value="0.0209" calcext:value-type="float">
            <text:p>0.0209</text:p>
          </table:table-cell>
          <table:table-cell office:value-type="float" office:value="13" calcext:value-type="float">
            <text:p>13</text:p>
          </table:table-cell>
          <table:table-cell table:formula="of:=[.K227]/[.L227]" office:value-type="float" office:value="0.00160769230769231" calcext:value-type="float">
            <text:p>0.0016076923076923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28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28];[.D228];[.F228];[.H228])/SUM([.C228];[.E228];[.G228];[.I228]))" office:value-type="float" office:value="59.1715976331361" calcext:value-type="float">
            <text:p>59.1715976331361</text:p>
          </table:table-cell>
          <table:table-cell table:formula="of:=(SUM([.B228];[.D228];[.F228];[.H228])/SUM([.C228];[.E228];[.G228];[.I228]))" office:value-type="float" office:value="0.0169" calcext:value-type="float">
            <text:p>0.0169</text:p>
          </table:table-cell>
          <table:table-cell office:value-type="float" office:value="7" calcext:value-type="float">
            <text:p>7</text:p>
          </table:table-cell>
          <table:table-cell table:formula="of:=[.K228]/[.L228]" office:value-type="float" office:value="0.00241428571428571" calcext:value-type="float">
            <text:p>0.0024142857142857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32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32];[.D232];[.F232];[.H232])/SUM([.C232];[.E232];[.G232];[.I232]))" office:value-type="float" office:value="43.6681222707424" calcext:value-type="float">
            <text:p>43.6681222707424</text:p>
          </table:table-cell>
          <table:table-cell table:formula="of:=(SUM([.B232];[.D232];[.F232];[.H232])/SUM([.C232];[.E232];[.G232];[.I232]))" office:value-type="float" office:value="0.0229" calcext:value-type="float">
            <text:p>0.0229</text:p>
          </table:table-cell>
          <table:table-cell office:value-type="float" office:value="9" calcext:value-type="float">
            <text:p>9</text:p>
          </table:table-cell>
          <table:table-cell table:formula="of:=[.K232]/[.L232]" office:value-type="float" office:value="0.00254444444444444" calcext:value-type="float">
            <text:p>0.00254444444444444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33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33];[.D233];[.F233];[.H233])/SUM([.C233];[.E233];[.G233];[.I233]))" office:value-type="float" office:value="78.740157480315" calcext:value-type="float">
            <text:p>78.740157480315</text:p>
          </table:table-cell>
          <table:table-cell table:formula="of:=(SUM([.B233];[.D233];[.F233];[.H233])/SUM([.C233];[.E233];[.G233];[.I233]))" office:value-type="float" office:value="0.0127" calcext:value-type="float">
            <text:p>0.0127</text:p>
          </table:table-cell>
          <table:table-cell office:value-type="float" office:value="4" calcext:value-type="float">
            <text:p>4</text:p>
          </table:table-cell>
          <table:table-cell table:formula="of:=[.K233]/[.L233]" office:value-type="float" office:value="0.003175" calcext:value-type="float">
            <text:p>0.003175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Default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37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37];[.D237];[.F237];[.H237])/SUM([.C237];[.E237];[.G237];[.I237]))" office:value-type="float" office:value="42.9184549356223" calcext:value-type="float">
            <text:p>42.9184549356223</text:p>
          </table:table-cell>
          <table:table-cell table:formula="of:=(SUM([.B237];[.D237];[.F237];[.H237])/SUM([.C237];[.E237];[.G237];[.I237]))" office:value-type="float" office:value="0.0233" calcext:value-type="float">
            <text:p>0.0233</text:p>
          </table:table-cell>
          <table:table-cell office:value-type="float" office:value="9" calcext:value-type="float">
            <text:p>9</text:p>
          </table:table-cell>
          <table:table-cell table:formula="of:=[.K237]/[.L237]" office:value-type="float" office:value="0.00258888888888889" calcext:value-type="float">
            <text:p>0.00258888888888889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38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38];[.D238];[.F238];[.H238])/SUM([.C238];[.E238];[.G238];[.I238]))" office:value-type="float" office:value="50.761421319797" calcext:value-type="float">
            <text:p>50.761421319797</text:p>
          </table:table-cell>
          <table:table-cell table:formula="of:=(SUM([.B238];[.D238];[.F238];[.H238])/SUM([.C238];[.E238];[.G238];[.I238]))" office:value-type="float" office:value="0.0197" calcext:value-type="float">
            <text:p>0.0197</text:p>
          </table:table-cell>
          <table:table-cell office:value-type="float" office:value="9" calcext:value-type="float">
            <text:p>9</text:p>
          </table:table-cell>
          <table:table-cell table:formula="of:=[.K238]/[.L238]" office:value-type="float" office:value="0.00218888888888889" calcext:value-type="float">
            <text:p>0.00218888888888889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42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42];[.D242];[.F242];[.H242])/SUM([.C242];[.E242];[.G242];[.I242]))" office:value-type="float" office:value="30.5810397553517" calcext:value-type="float">
            <text:p>30.5810397553517</text:p>
          </table:table-cell>
          <table:table-cell table:formula="of:=(SUM([.B242];[.D242];[.F242];[.H242])/SUM([.C242];[.E242];[.G242];[.I242]))" office:value-type="float" office:value="0.0327" calcext:value-type="float">
            <text:p>0.0327</text:p>
          </table:table-cell>
          <table:table-cell office:value-type="float" office:value="8" calcext:value-type="float">
            <text:p>8</text:p>
          </table:table-cell>
          <table:table-cell table:formula="of:=[.K242]/[.L242]" office:value-type="float" office:value="0.0040875" calcext:value-type="float">
            <text:p>0.0040875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43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43];[.D243];[.F243];[.H243])/SUM([.C243];[.E243];[.G243];[.I243]))" office:value-type="float" office:value="84.7457627118644" calcext:value-type="float">
            <text:p>84.7457627118644</text:p>
          </table:table-cell>
          <table:table-cell table:formula="of:=(SUM([.B243];[.D243];[.F243];[.H243])/SUM([.C243];[.E243];[.G243];[.I243]))" office:value-type="float" office:value="0.0118" calcext:value-type="float">
            <text:p>0.0118</text:p>
          </table:table-cell>
          <table:table-cell office:value-type="float" office:value="3" calcext:value-type="float">
            <text:p>3</text:p>
          </table:table-cell>
          <table:table-cell table:formula="of:=[.K243]/[.L243]" office:value-type="float" office:value="0.00393333333333333" calcext:value-type="float">
            <text:p>0.00393333333333333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47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47];[.D247];[.F247];[.H247])/SUM([.C247];[.E247];[.G247];[.I247]))" office:value-type="float" office:value="35.7142857142857" calcext:value-type="float">
            <text:p>35.7142857142857</text:p>
          </table:table-cell>
          <table:table-cell table:formula="of:=(SUM([.B247];[.D247];[.F247];[.H247])/SUM([.C247];[.E247];[.G247];[.I247]))" office:value-type="float" office:value="0.028" calcext:value-type="float">
            <text:p>0.028</text:p>
          </table:table-cell>
          <table:table-cell office:value-type="float" office:value="2" calcext:value-type="float">
            <text:p>2</text:p>
          </table:table-cell>
          <table:table-cell table:formula="of:=[.K247]/[.L247]" office:value-type="float" office:value="0.014" calcext:value-type="float">
            <text:p>0.014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48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48];[.D248];[.F248];[.H248])/SUM([.C248];[.E248];[.G248];[.I248]))" office:value-type="float" office:value="85.4700854700855" calcext:value-type="float">
            <text:p>85.4700854700855</text:p>
          </table:table-cell>
          <table:table-cell table:formula="of:=(SUM([.B248];[.D248];[.F248];[.H248])/SUM([.C248];[.E248];[.G248];[.I248]))" office:value-type="float" office:value="0.0117" calcext:value-type="float">
            <text:p>0.0117</text:p>
          </table:table-cell>
          <table:table-cell office:value-type="float" office:value="1" calcext:value-type="float">
            <text:p>1</text:p>
          </table:table-cell>
          <table:table-cell table:formula="of:=[.K248]/[.L248]" office:value-type="float" office:value="0.0117" calcext:value-type="float">
            <text:p>0.0117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52];[.D252];[.F252];[.H252])/SUM([.C252];[.E252];[.G252];[.I252]))" office:value-type="float" office:value="37.2222222222222" calcext:value-type="float">
            <text:p>37.2222222222222</text:p>
          </table:table-cell>
          <table:table-cell table:formula="of:=(SUM([.B252];[.D252];[.F252];[.H252])/SUM([.C252];[.E252];[.G252];[.I252]))" office:value-type="float" office:value="0.026865671641791" calcext:value-type="float">
            <text:p>0.026865671641791</text:p>
          </table:table-cell>
          <table:table-cell office:value-type="float" office:value="8" calcext:value-type="float">
            <text:p>8</text:p>
          </table:table-cell>
          <table:table-cell table:formula="of:=[.K252]/[.L252]" office:value-type="float" office:value="0.00335820895522388" calcext:value-type="float">
            <text:p>0.00335820895522388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53];[.D253];[.F253];[.H253])/SUM([.C253];[.E253];[.G253];[.I253]))" office:value-type="float" office:value="80.4" calcext:value-type="float">
            <text:p>80.4</text:p>
          </table:table-cell>
          <table:table-cell table:formula="of:=(SUM([.B253];[.D253];[.F253];[.H253])/SUM([.C253];[.E253];[.G253];[.I253]))" office:value-type="float" office:value="0.0124378109452736" calcext:value-type="float">
            <text:p>0.0124378109452736</text:p>
          </table:table-cell>
          <table:table-cell office:value-type="float" office:value="4" calcext:value-type="float">
            <text:p>4</text:p>
          </table:table-cell>
          <table:table-cell table:formula="of:=[.K253]/[.L253]" office:value-type="float" office:value="0.00310945273631841" calcext:value-type="float">
            <text:p>0.00310945273631841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57];[.D257];[.F257];[.H257])/SUM([.C257];[.E257];[.G257];[.I257]))" office:value-type="float" office:value="34.8" calcext:value-type="float">
            <text:p>34.8</text:p>
          </table:table-cell>
          <table:table-cell table:formula="of:=(SUM([.B257];[.D257];[.F257];[.H257])/SUM([.C257];[.E257];[.G257];[.I257]))" office:value-type="float" office:value="0.028735632183908" calcext:value-type="float">
            <text:p>0.028735632183908</text:p>
          </table:table-cell>
          <table:table-cell office:value-type="float" office:value="12" calcext:value-type="float">
            <text:p>12</text:p>
          </table:table-cell>
          <table:table-cell table:formula="of:=[.K257]/[.L257]" office:value-type="float" office:value="0.00239463601532567" calcext:value-type="float">
            <text:p>0.00239463601532567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58];[.D258];[.F258];[.H258])/SUM([.C258];[.E258];[.G258];[.I258]))" office:value-type="float" office:value="139.2" calcext:value-type="float">
            <text:p>139.2</text:p>
          </table:table-cell>
          <table:table-cell table:formula="of:=(SUM([.B258];[.D258];[.F258];[.H258])/SUM([.C258];[.E258];[.G258];[.I258]))" office:value-type="float" office:value="0.00718390804597701" calcext:value-type="float">
            <text:p>0.00718390804597701</text:p>
          </table:table-cell>
          <table:table-cell office:value-type="float" office:value="3" calcext:value-type="float">
            <text:p>3</text:p>
          </table:table-cell>
          <table:table-cell table:formula="of:=[.K258]/[.L258]" office:value-type="float" office:value="0.00239463601532567" calcext:value-type="float">
            <text:p>0.00239463601532567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264]+[.B265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264]+[.D265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62];[.D262];[.F262];[.H262])/SUM([.C262];[.E262];[.G262];[.I262]))" office:value-type="float" office:value="23.8064447866825" calcext:value-type="float">
            <text:p>23.8064447866825</text:p>
          </table:table-cell>
          <table:table-cell table:formula="of:=(SUM([.B262];[.D262];[.F262];[.H262])/SUM([.C262];[.E262];[.G262];[.I262]))" office:value-type="float" office:value="0.0420054320987654" calcext:value-type="float">
            <text:p>0.0420054320987654</text:p>
          </table:table-cell>
          <table:table-cell office:value-type="float" office:value="12" calcext:value-type="float">
            <text:p>12</text:p>
          </table:table-cell>
          <table:table-cell table:formula="of:=[.K262]/[.L262]" office:value-type="float" office:value="0.00350045267489712" calcext:value-type="float">
            <text:p>0.00350045267489712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[.C263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63];[.D263];[.F263];[.H263])/SUM([.C263];[.E263];[.G263];[.I263]))" office:value-type="float" office:value="121.145045018097" calcext:value-type="float">
            <text:p>121.145045018097</text:p>
          </table:table-cell>
          <table:table-cell table:formula="of:=(SUM([.B263];[.D263];[.F263];[.H263])/SUM([.C263];[.E263];[.G263];[.I263]))" office:value-type="float" office:value="0.00825456790123457" calcext:value-type="float">
            <text:p>0.00825456790123457</text:p>
          </table:table-cell>
          <table:table-cell office:value-type="float" office:value="6" calcext:value-type="float">
            <text:p>6</text:p>
          </table:table-cell>
          <table:table-cell table:formula="of:=[.K263]/[.L263]" office:value-type="float" office:value="0.00137576131687243" calcext:value-type="float">
            <text:p>0.00137576131687243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4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64];[.D264];[.F264];[.H264])/SUM([.C264];[.E264];[.G264];[.I264]))" office:value-type="float" office:value="35.5319260935937" calcext:value-type="float">
            <text:p>35.5319260935937</text:p>
          </table:table-cell>
          <table:table-cell table:formula="of:=(SUM([.B264];[.D264];[.F264];[.H264])/SUM([.C264];[.E264];[.G264];[.I264]))" office:value-type="float" office:value="0.0281437037037037" calcext:value-type="float">
            <text:p>0.0281437037037037</text:p>
          </table:table-cell>
          <table:table-cell office:value-type="float" office:value="8" calcext:value-type="float">
            <text:p>8</text:p>
          </table:table-cell>
          <table:table-cell table:formula="of:=[.K264]/[.L264]" office:value-type="float" office:value="0.00351796296296296" calcext:value-type="float">
            <text:p>0.00351796296296296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65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65];[.D265];[.F265];[.H265])/SUM([.C265];[.E265];[.G265];[.I265]))" office:value-type="float" office:value="72.1410758817243" calcext:value-type="float">
            <text:p>72.1410758817243</text:p>
          </table:table-cell>
          <table:table-cell table:formula="of:=(SUM([.B265];[.D265];[.F265];[.H265])/SUM([.C265];[.E265];[.G265];[.I265]))" office:value-type="float" office:value="0.0138617283950617" calcext:value-type="float">
            <text:p>0.0138617283950617</text:p>
          </table:table-cell>
          <table:table-cell office:value-type="float" office:value="4" calcext:value-type="float">
            <text:p>4</text:p>
          </table:table-cell>
          <table:table-cell table:formula="of:=[.K265]/[.L265]" office:value-type="float" office:value="0.00346543209876543" calcext:value-type="float">
            <text:p>0.00346543209876543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X</text:p>
          </table:table-cell>
          <table:table-cell table:formula="of:=[.C266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66];[.D266];[.F266];[.H266])/SUM([.C266];[.E266];[.G266];[.I266]))" office:value-type="float" office:value="8.97278255956931" calcext:value-type="float">
            <text:p>8.97278255956931</text:p>
          </table:table-cell>
          <table:table-cell table:formula="of:=(SUM([.B266];[.D266];[.F266];[.H266])/SUM([.C266];[.E266];[.G266];[.I266]))" office:value-type="float" office:value="0.111448148148148" calcext:value-type="float">
            <text:p>0.111448148148148</text:p>
          </table:table-cell>
          <table:table-cell office:value-type="float" office:value="11" calcext:value-type="float">
            <text:p>11</text:p>
          </table:table-cell>
          <table:table-cell table:formula="of:=[.K266]/[.L266]" office:value-type="float" office:value="0.0101316498316498" calcext:value-type="float">
            <text:p>0.0101316498316498</text:p>
          </table:table-cell>
          <table:table-cell/>
          <table:table-cell table:style-name="Default" table:number-columns-repeated="2"/>
          <table:table-cell table:style-name="ce1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67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67];[.D267];[.F267];[.H267])/SUM([.C267];[.E267];[.G267];[.I267]))" office:value-type="float" office:value="69.1161663566394" calcext:value-type="float">
            <text:p>69.1161663566394</text:p>
          </table:table-cell>
          <table:table-cell table:formula="of:=(SUM([.B267];[.D267];[.F267];[.H267])/SUM([.C267];[.E267];[.G267];[.I267]))" office:value-type="float" office:value="0.0144683950617284" calcext:value-type="float">
            <text:p>0.0144683950617284</text:p>
          </table:table-cell>
          <table:table-cell office:value-type="float" office:value="8" calcext:value-type="float">
            <text:p>8</text:p>
          </table:table-cell>
          <table:table-cell table:formula="of:=[.K267]/[.L267]" office:value-type="float" office:value="0.00180854938271605" calcext:value-type="float">
            <text:p>0.00180854938271605</text:p>
          </table:table-cell>
          <table:table-cell/>
          <table:table-cell table:style-name="ce12" table:formula="of:=SUM([.O270:.O328])" office:value-type="float" office:value="22" calcext:value-type="float">
            <text:p>22</text:p>
          </table:table-cell>
          <table:table-cell table:style-name="ce12" table:formula="of:=1/([.O267]/56)" office:value-type="float" office:value="2.54545454545455" calcext:value-type="float">
            <text:p>2.54545454545455</text:p>
          </table:table-cell>
          <table:table-cell table:style-name="ce1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68];[.D268];[.F268];[.H268])/SUM([.C268];[.E268];[.G268];[.I268]))" office:value-type="float" office:value="6.27906976744186" calcext:value-type="float">
            <text:p>6.27906976744186</text:p>
          </table:table-cell>
          <table:table-cell table:formula="of:=(SUM([.B268];[.D268];[.F268];[.H268])/SUM([.C268];[.E268];[.G268];[.I268]))" office:value-type="float" office:value="0.159259259259259" calcext:value-type="float">
            <text:p>0.159259259259259</text:p>
          </table:table-cell>
          <table:table-cell table:number-columns-repeated="3"/>
          <table:table-cell table:style-name="Default" office:value-type="string" calcext:value-type="string">
            <text:p>black and white energy data</text:p>
          </table:table-cell>
          <table:table-cell table:style-name="ce12" table:number-columns-repeated="2"/>
          <table:table-cell office:value-type="string" calcext:value-type="string">
            <text:p>https://www.youtube.com/watch?v=esOnNu5alc8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263:.K268])" office:value-type="float" office:value="0.335435802469136" calcext:value-type="float">
            <text:p>0.335435802469136</text:p>
          </table:table-cell>
          <table:table-cell table:number-columns-repeated="3"/>
          <table:table-cell table:style-name="Default" office:value-type="string" calcext:value-type="string">
            <text:p>energy</text:p>
          </table:table-cell>
          <table:table-cell table:style-name="Default" office:value-type="string" calcext:value-type="string">
            <text:p>reverse</text:p>
          </table:table-cell>
          <table:table-cell table:style-name="Default" office:value-type="string" calcext:value-type="string">
            <text:p>rare</text:p>
          </table:table-cell>
          <table:table-cell table:style-name="ce14"/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lolamola</text:p>
          </table:table-cell>
          <table:table-cell table:style-name="ce12" office:value-type="string" calcext:value-type="string">
            <text:p>scrafty</text:p>
          </table:table-cell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watchog</text:p>
          </table:table-cell>
          <table:table-cell table:style-name="ce12" office:value-type="string" calcext:value-type="string">
            <text:p>cinccino</text:p>
          </table:table-cell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6"/>
          <table:table-cell office:value-type="string" calcext:value-type="string">
            <text:p>https://www.youtube.com/watch?v=TwzM1fN97ek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Default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79:.K282])" office:value-type="float" office:value="0.334919507279396" calcext:value-type="float">
            <text:p>0.33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79];[.D279];[.F279];[.H279])/SUM([.C279];[.E279];[.G279];[.I279]))" office:value-type="float" office:value="14.4597701149425" calcext:value-type="float">
            <text:p>14.4597701149425</text:p>
          </table:table-cell>
          <table:table-cell table:formula="of:=(SUM([.B279];[.D279];[.F279];[.H279])/SUM([.C279];[.E279];[.G279];[.I279]))" office:value-type="float" office:value="0.0691573926868044" calcext:value-type="float">
            <text:p>0.06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280];[.D280];[.F280];[.H280])/SUM([.C280];[.E280];[.G280];[.I280]))" office:value-type="float" office:value="4.95609756097561" calcext:value-type="float">
            <text:p>4.95609756097561</text:p>
          </table:table-cell>
          <table:table-cell table:formula="of:=(SUM([.B280];[.D280];[.F280];[.H280])/SUM([.C280];[.E280];[.G280];[.I280]))" office:value-type="float" office:value="0.201771653543307" calcext:value-type="float">
            <text:p>0.20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81];[.D281];[.F281];[.H281])/SUM([.C281];[.E281];[.G281];[.I281]))" office:value-type="float" office:value="132.421052631579" calcext:value-type="float">
            <text:p>132.421052631579</text:p>
          </table:table-cell>
          <table:table-cell table:formula="of:=(SUM([.B281];[.D281];[.F281];[.H281])/SUM([.C281];[.E281];[.G281];[.I281]))" office:value-type="float" office:value="0.0075516693163752" calcext:value-type="float">
            <text:p>0.00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82];[.D282];[.F282];[.H282])/SUM([.C282];[.E282];[.G282];[.I282]))" office:value-type="float" office:value="17.7183098591549" calcext:value-type="float">
            <text:p>17.7183098591549</text:p>
          </table:table-cell>
          <table:table-cell table:formula="of:=(SUM([.B282];[.D282];[.F282];[.H282])/SUM([.C282];[.E282];[.G282];[.I282]))" office:value-type="float" office:value="0.0564387917329094" calcext:value-type="float">
            <text:p>0.05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83];[.D283];[.F283];[.H283])/SUM([.C283];[.E283];[.G283];[.I283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283];[.D283];[.F283];[.H283])/(SUM([.C283];[.E283];[.G283];[.I283])*(1-[.K278]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88:.K291])" office:value-type="float" office:value="0.336111111111111" calcext:value-type="float">
            <text:p>0.33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88];[.D288];[.F288];[.H288])/SUM([.C288];[.E288];[.G288];[.I288]))" office:value-type="float" office:value="7.65957446808511" calcext:value-type="float">
            <text:p>7.65957446808511</text:p>
          </table:table-cell>
          <table:table-cell table:formula="of:=(SUM([.B288];[.D288];[.F288];[.H288])/SUM([.C288];[.E288];[.G288];[.I288]))" office:value-type="float" office:value="0.130555555555556" calcext:value-type="float">
            <text:p>0.13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89];[.D289];[.F289];[.H289])/SUM([.C289];[.E289];[.G289];[.I289]))" office:value-type="float" office:value="7.12871287128713" calcext:value-type="float">
            <text:p>7.12871287128713</text:p>
          </table:table-cell>
          <table:table-cell table:formula="of:=(SUM([.B289];[.D289];[.F289];[.H289])/SUM([.C289];[.E289];[.G289];[.I289]))" office:value-type="float" office:value="0.140277777777778" calcext:value-type="float">
            <text:p>0.14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90];[.D290];[.F290];[.H290])/SUM([.C290];[.E290];[.G290];[.I290]))" office:value-type="float" office:value="102.857142857143" calcext:value-type="float">
            <text:p>102.857142857143</text:p>
          </table:table-cell>
          <table:table-cell table:formula="of:=(SUM([.B290];[.D290];[.F290];[.H290])/SUM([.C290];[.E290];[.G290];[.I290]))" office:value-type="float" office:value="0.00972222222222222" calcext:value-type="float">
            <text:p>0.00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91];[.D291];[.F291];[.H291])/SUM([.C291];[.E291];[.G291];[.I291]))" office:value-type="float" office:value="18" calcext:value-type="float">
            <text:p>18</text:p>
          </table:table-cell>
          <table:table-cell table:formula="of:=(SUM([.B291];[.D291];[.F291];[.H291])/SUM([.C291];[.E291];[.G291];[.I291]))" office:value-type="float" office:value="0.0555555555555556" calcext:value-type="float">
            <text:p>0.05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92];[.D292];[.F292];[.H292])/SUM([.C292];[.E292];[.G292];[.I292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292];[.D292];[.F292];[.H292])/(SUM([.C292];[.E292];[.G292];[.I292])*(1-[.K287])))" office:value-type="float" office:value="10.1702127659574" calcext:value-type="float">
            <text:p>10.1702127659574</text:p>
          </table:table-cell>
          <table:table-cell table:number-columns-repeated="5"/>
          <table:table-cell office:value-type="string" calcext:value-type="string">
            <text:p>https://www.youtube.com/watch?v=AbLxi4VIr3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97:.K300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97];[.D297];[.F297];[.H297])/SUM([.C297];[.E297];[.G297];[.I297]))" office:value-type="float" office:value="10.5263157894737" calcext:value-type="float">
            <text:p>10.5263157894737</text:p>
          </table:table-cell>
          <table:table-cell table:formula="of:=(SUM([.B297];[.D297];[.F297];[.H297])/SUM([.C297];[.E297];[.G297];[.I297]))" office:value-type="float" office:value="0.095" calcext:value-type="float">
            <text:p>0.09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298];[.D298];[.F298];[.H298])/SUM([.C298];[.E298];[.G298];[.I298]))" office:value-type="string" office:string-value="" calcext:value-type="error">
            <text:p>#DIV/0!</text:p>
          </table:table-cell>
          <table:table-cell table:formula="of:=(SUM([.B298];[.D298];[.F298];[.H298])/SUM([.C298];[.E298];[.G298];[.I298]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99];[.D299];[.F299];[.H299])/SUM([.C299];[.E299];[.G299];[.I299]))" office:value-type="float" office:value="166.666666666667" calcext:value-type="float">
            <text:p>166.666666666667</text:p>
          </table:table-cell>
          <table:table-cell table:formula="of:=(SUM([.B299];[.D299];[.F299];[.H299])/SUM([.C299];[.E299];[.G299];[.I299]))" office:value-type="float" office:value="0.006" calcext:value-type="float">
            <text:p>0.00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00];[.D300];[.F300];[.H300])/SUM([.C300];[.E300];[.G300];[.I300]))" office:value-type="float" office:value="20.4081632653061" calcext:value-type="float">
            <text:p>20.4081632653061</text:p>
          </table:table-cell>
          <table:table-cell table:formula="of:=(SUM([.B300];[.D300];[.F300];[.H300])/SUM([.C300];[.E300];[.G300];[.I300]))" office:value-type="float" office:value="0.049" calcext:value-type="float">
            <text:p>0.04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01];[.D301];[.F301];[.H301])/SUM([.C301];[.E301];[.G301];[.I301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301];[.D301];[.F301];[.H301])/(SUM([.C301];[.E301];[.G301];[.I301])*0.666))" office:value-type="float" office:value="9.51428571428571" calcext:value-type="float">
            <text:p>9.514285714285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06:.K309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06];[.D306];[.F306];[.H306])/SUM([.C306];[.E306];[.G306];[.I306]))" office:value-type="float" office:value="11.1111111111111" calcext:value-type="float">
            <text:p>11.1111111111111</text:p>
          </table:table-cell>
          <table:table-cell table:formula="of:=(SUM([.B306];[.D306];[.F306];[.H306])/SUM([.C306];[.E306];[.G306];[.I306]))" office:value-type="float" office:value="0.09" calcext:value-type="float">
            <text:p>0.0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07];[.D307];[.F307];[.H307])/SUM([.C307];[.E307];[.G307];[.I307]))" office:value-type="string" office:string-value="" calcext:value-type="error">
            <text:p>#DIV/0!</text:p>
          </table:table-cell>
          <table:table-cell table:formula="of:=(SUM([.B307];[.D307];[.F307];[.H307])/SUM([.C307];[.E307];[.G307];[.I307]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08];[.D308];[.F308];[.H308])/SUM([.C308];[.E308];[.G308];[.I308]))" office:value-type="float" office:value="136.363636363636" calcext:value-type="float">
            <text:p>136.363636363636</text:p>
          </table:table-cell>
          <table:table-cell table:formula="of:=(SUM([.B308];[.D308];[.F308];[.H308])/SUM([.C308];[.E308];[.G308];[.I308]))" office:value-type="float" office:value="0.00733333333333333" calcext:value-type="float">
            <text:p>0.00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09];[.D309];[.F309];[.H309])/SUM([.C309];[.E309];[.G309];[.I309]))" office:value-type="float" office:value="18.5185185185185" calcext:value-type="float">
            <text:p>18.5185185185185</text:p>
          </table:table-cell>
          <table:table-cell table:formula="of:=(SUM([.B309];[.D309];[.F309];[.H309])/SUM([.C309];[.E309];[.G309];[.I309]))" office:value-type="float" office:value="0.054" calcext:value-type="float">
            <text:p>0.0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10];[.D310];[.F310];[.H310])/SUM([.C310];[.E310];[.G310];[.I310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310];[.D310];[.F310];[.H310])/(SUM([.C310];[.E310];[.G310];[.I310])*0.666))" office:value-type="float" office:value="8.325" calcext:value-type="float">
            <text:p>8.3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15:.K318])" office:value-type="float" office:value="0.175" calcext:value-type="float">
            <text:p>0.17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15];[.D315];[.F315];[.H315])/SUM([.C315];[.E315];[.G315];[.I315]))" office:value-type="float" office:value="8.84955752212389" calcext:value-type="float">
            <text:p>8.84955752212389</text:p>
          </table:table-cell>
          <table:table-cell table:formula="of:=(SUM([.B315];[.D315];[.F315];[.H315])/SUM([.C315];[.E315];[.G315];[.I315]))" office:value-type="float" office:value="0.113" calcext:value-type="float">
            <text:p>0.11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16];[.D316];[.F316];[.H316])/SUM([.C316];[.E316];[.G316];[.I316]))" office:value-type="string" office:string-value="" calcext:value-type="error">
            <text:p>#DIV/0!</text:p>
          </table:table-cell>
          <table:table-cell table:formula="of:=(SUM([.B316];[.D316];[.F316];[.H316])/SUM([.C316];[.E316];[.G316];[.I316])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17];[.D317];[.F317];[.H317])/SUM([.C317];[.E317];[.G317];[.I317]))" office:value-type="float" office:value="111.111111111111" calcext:value-type="float">
            <text:p>111.111111111111</text:p>
          </table:table-cell>
          <table:table-cell table:formula="of:=(SUM([.B317];[.D317];[.F317];[.H317])/SUM([.C317];[.E317];[.G317];[.I317]))" office:value-type="float" office:value="0.009" calcext:value-type="float">
            <text:p>0.0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18];[.D318];[.F318];[.H318])/SUM([.C318];[.E318];[.G318];[.I318]))" office:value-type="float" office:value="18.8679245283019" calcext:value-type="float">
            <text:p>18.8679245283019</text:p>
          </table:table-cell>
          <table:table-cell table:formula="of:=(SUM([.B318];[.D318];[.F318];[.H318])/SUM([.C318];[.E318];[.G318];[.I318]))" office:value-type="float" office:value="0.053" calcext:value-type="float">
            <text:p>0.05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2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8" table:default-cell-style-name="ce11"/>
        <table:table-column table:style-name="co18" table:number-columns-repeated="2" table:default-cell-style-name="ce11"/>
        <table:table-column table:style-name="co8" table:default-cell-style-name="ce11"/>
        <table:table-column table:style-name="co9" table:default-cell-style-name="ce11"/>
        <table:table-column table:style-name="co19" table:default-cell-style-name="ce11"/>
        <table:table-column table:style-name="co8" table:number-columns-repeated="28" table:default-cell-style-name="ce11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4" office:value-type="string" calcext:value-type="string">
            <text:p>holo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88" calcext:value-type="float">
            <text:p>588</text:p>
          </table:table-cell>
          <table:table-cell table:style-name="ce4" table:formula="of:=1/([.O13]/[.P13])" office:value-type="float" office:value="9.63934426229508" calcext:value-type="float">
            <text:p>9.63934426229508</text:p>
          </table:table-cell>
          <table:table-cell table:style-name="ce4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4" office:value-type="string" calcext:value-type="string">
            <text:p>FA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4"/>
          <table:table-cell table:style-name="ce9"/>
          <table:table-cell table:style-name="ce4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4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13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20" table:default-cell-style-name="Default"/>
        <table:table-column table:style-name="co21" table:default-cell-style-name="Default"/>
        <table:table-column table:style-name="co8" table:number-columns-repeated="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pulled 1</text:p>
          </table:table-cell>
          <table:table-cell table:style-name="ce4" office:value-type="string" calcext:value-type="string">
            <text:p>packs opened 1</text:p>
          </table:table-cell>
          <table:table-cell table:style-name="ce4" office:value-type="string" calcext:value-type="string">
            <text:p>pulled 2</text:p>
          </table:table-cell>
          <table:table-cell table:style-name="ce4" office:value-type="string" calcext:value-type="string">
            <text:p>packs opened 2</text:p>
          </table:table-cell>
          <table:table-cell table:style-name="ce4" office:value-type="string" calcext:value-type="string">
            <text:p>Pulled 3</text:p>
          </table:table-cell>
          <table:table-cell table:style-name="ce4" office:value-type="string" calcext:value-type="string">
            <text:p>packs opened 3</text:p>
          </table:table-cell>
          <table:table-cell table:style-name="ce4" office:value-type="string" calcext:value-type="string">
            <text:p>Pulled 4</text:p>
          </table:table-cell>
          <table:table-cell table:style-name="ce4" office:value-type="string" calcext:value-type="string">
            <text:p>packs opened 4</text:p>
          </table:table-cell>
          <table:table-cell table:style-name="ce4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number-columns-repeated="6"/>
          <table:table-cell table:style-name="ce4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break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holo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number-columns-repeated="6"/>
          <table:table-cell table:style-name="ce4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EX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8+14+13+12+10+8" office:value-type="float" office:value="75" calcext:value-type="float">
            <text:p>7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Mega EX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5-[.D10]" office:value-type="float" office:value="50" calcext:value-type="float">
            <text:p>5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ombined EX</text:p>
          </table:table-cell>
          <table:table-cell table:style-name="ce4" table:formula="of:=[.B11]+[.B10]" office:value-type="float" office:value="81" calcext:value-type="float">
            <text:p>81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[.D11]+[.D10]" office:value-type="float" office:value="125" calcext:value-type="float">
            <text:p>12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Gold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+49" office:value-type="float" office:value="61" calcext:value-type="float">
            <text:p>6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secret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4"/>
          <table:table-cell table:style-name="ce4" office:value-type="string" calcext:value-type="string">
            <text:p>https://cardzard.com/blogs/news/xy-evolutions-etb-pull-rates</text:p>
          </table:table-cell>
          <table:table-cell table:style-name="ce4" table:number-columns-repeated="2"/>
          <table:table-cell table:style-name="ce4" office:value-type="string" calcext:value-type="string">
            <text:p>https://docs.google.com/spreadsheets/d/1Qct7IOTe7W1CamyYBwKgImGBituap8QwnuFJ7xl1m9E/edit#gid=0</text:p>
          </table:table-cell>
          <table:table-cell table:style-name="ce4" table:number-columns-repeated="5"/>
          <table:table-cell table:number-columns-repeated="9"/>
        </table:table-row>
        <table:table-row table:style-name="ro1">
          <table:table-cell table:style-name="ce4" table:number-columns-repeated="10"/>
          <table:table-cell table:number-columns-repeated="9"/>
        </table:table-row>
        <table:table-row table:style-name="ro1">
          <table:table-cell table:style-name="ce4" office:value-type="string" calcext:value-type="string">
            <text:p>proof of multiple secrets per pack being possible</text:p>
          </table:table-cell>
          <table:table-cell table:style-name="ce4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X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8+14+13+12+10+8" office:value-type="float" office:value="75" calcext:value-type="float">
            <text:p>75</text:p>
          </table:table-cell>
          <table:table-cell table:style-name="ce4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Mega EX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5-[.D22]" office:value-type="float" office:value="50" calcext:value-type="float">
            <text:p>50</text:p>
          </table:table-cell>
          <table:table-cell table:style-name="ce4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4" office:value-type="float" office:value="41" calcext:value-type="float">
            <text:p>41</text:p>
          </table:table-cell>
          <table:table-cell table:style-name="ce4" table:formula="of:=712-31" office:value-type="float" office:value="681" calcext:value-type="float">
            <text:p>681</text:p>
          </table:table-cell>
          <table:table-cell table:style-name="ce4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4" table:number-columns-repeated="4"/>
          <table:table-cell table:style-name="ce7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4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4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8" table:default-cell-style-name="Default"/>
        <table:table-column table:style-name="co8" table:number-columns-repeated="5" table:default-cell-style-name="ce19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8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" office:value-type="string" calcext:value-type="string">
            <text:p>Legendary Treasures:</text:p>
          </table:table-cell>
          <table:table-cell table:style-name="ce4" table:number-columns-repeated="9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pulled 1</text:p>
          </table:table-cell>
          <table:table-cell table:style-name="ce4" office:value-type="string" calcext:value-type="string">
            <text:p>packs opened 1</text:p>
          </table:table-cell>
          <table:table-cell table:style-name="ce4" office:value-type="string" calcext:value-type="string">
            <text:p>pulled 2</text:p>
          </table:table-cell>
          <table:table-cell table:style-name="ce4" office:value-type="string" calcext:value-type="string">
            <text:p>packs opened 2</text:p>
          </table:table-cell>
          <table:table-cell table:style-name="ce4" office:value-type="string" calcext:value-type="string">
            <text:p>Pulled 3</text:p>
          </table:table-cell>
          <table:table-cell table:style-name="ce4" office:value-type="string" calcext:value-type="string">
            <text:p>packs opened 3</text:p>
          </table:table-cell>
          <table:table-cell table:style-name="ce4" office:value-type="string" calcext:value-type="string">
            <text:p>Pulled 4</text:p>
          </table:table-cell>
          <table:table-cell table:style-name="ce4" office:value-type="string" calcext:value-type="string">
            <text:p>packs opened 4</text:p>
          </table:table-cell>
          <table:table-cell table:style-name="ce4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lo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go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ain ex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RC ex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RC FA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8" table:number-columns-repeated="3" table:default-cell-style-name="Default"/>
        <table:table-column table:style-name="co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7" table:number-columns-repeated="2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4" table:number-columns-repeated="10"/>
          <table:table-cell table:number-columns-repeated="20"/>
        </table:table-row>
        <table:table-row table:style-name="ro1"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pulled 1</text:p>
          </table:table-cell>
          <table:table-cell table:style-name="ce4" office:value-type="string" calcext:value-type="string">
            <text:p>packs opened 1</text:p>
          </table:table-cell>
          <table:table-cell table:style-name="ce4" office:value-type="string" calcext:value-type="string">
            <text:p>pulled 2</text:p>
          </table:table-cell>
          <table:table-cell table:style-name="ce4" office:value-type="string" calcext:value-type="string">
            <text:p>packs opened 2</text:p>
          </table:table-cell>
          <table:table-cell table:style-name="ce4" office:value-type="string" calcext:value-type="string">
            <text:p>Pulled 3</text:p>
          </table:table-cell>
          <table:table-cell table:style-name="ce4" office:value-type="string" calcext:value-type="string">
            <text:p>packs opened 3</text:p>
          </table:table-cell>
          <table:table-cell table:style-name="ce4" office:value-type="string" calcext:value-type="string">
            <text:p>Pulled 4</text:p>
          </table:table-cell>
          <table:table-cell table:style-name="ce4" office:value-type="string" calcext:value-type="string">
            <text:p>packs opened 4</text:p>
          </table:table-cell>
          <table:table-cell table:style-name="ce4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EX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primal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secret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FA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4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6"/>
          <table:table-cell table:style-name="ce4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misc data collection'.A53:'misc data collection'.K85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14:02:56.43810831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2-03-08T13:41:20.857169821</dc:date>
    <meta:editing-duration>P10DT8H31M43S</meta:editing-duration>
    <meta:editing-cycles>60</meta:editing-cycles>
    <meta:generator>LibreOffice/7.2.5.2$Linux_X86_64 LibreOffice_project/20$Build-2</meta:generator>
    <meta:document-statistic meta:table-count="9" meta:cell-count="6585" meta:object-count="0"/>
    <meta:user-defined meta:name="sheets-banding"/>
    <meta:user-defined meta:name="sheets-original-selection"/>
  </office:meta>
</office:document-meta>
</file>